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789cm"/>
    </style:style>
    <style:style style:family="table-column" style:name="co2">
      <style:table-column-properties fo:break-before="auto" style:column-width="8.53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58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73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13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1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20">
      <style:table-cell-properties fo:padding="0.071cm" style:diagonal-bl-tr="none" style:rotation-align="none" fo:border="none" style:diagonal-tl-br="none"/>
    </style:style>
    <style:style style:family="table-cell" style:parent-style-name="Default" style:name="ce2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8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family="text" style:name="T2">
      <style:text-properties style:text-line-through-type="none" fo:font-style="normal" style:font-size-asian="10pt" style:country-asian="CN" style:text-underline-style="solid" fo:font-weight="normal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normal" style:font-name-complex="Arial" style:font-weight-asian="normal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1"/>
        <table:table-column table:style-name="co5" table:default-cell-style-name="ce76" table:number-columns-repeated="6"/>
        <table:table-column table:style-name="co6" table:default-cell-style-name="Default" table:number-columns-repeated="1004"/>
        <table:table-row table:style-name="ro1">
          <table:table-cell ns41:value-type="string" table:style-name="TL Title" office:value-type="string">
            <text:p>PROVINCIE GRONINGEN- VIERDE GEDEELTE - <text:s/>INDEELING DER BEVOLKING NAAR DE BEROEPEN </text:p>
          </table:table-cell>
          <table:table-cell table:style-name="ce10" table:number-columns-repeated="4"/>
          <table:table-cell table:style-name="ce37" table:number-columns-repeated="6"/>
          <table:table-cell table:style-name="ce45" table:number-columns-repeated="3"/>
          <table:table-cell table:style-name="ce71" table:number-columns-repeated="5"/>
          <table:table-cell table:style-name="ce81"/>
          <table:table-cell table:style-name="ce2" table:number-columns-repeated="1004"/>
        </table:table-row>
        <table:table-row table:style-name="ro1">
          <table:table-cell table:style-name="ce2"/>
          <table:table-cell table:style-name="ce11"/>
          <table:table-cell table:style-name="ce22" table:number-columns-repeated="12"/>
          <table:table-cell table:style-name="ce72" table:number-columns-repeated="6"/>
          <table:table-cell table:style-name="ce2" table:number-columns-repeated="100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</text:p>
          </table:table-cell>
          <table:table-cell ns41:value-type="string" table:number-rows-spanned="4" table:style-name="TL RowProperty" table:number-columns-spanned="1" office:value-type="string">
            <text:p><text:span text:style-name="T1"><text:a xlink:type="simple" xlink:href="#Veerde gedeelte.A909"> Beroepen of middelen van bestaan  </text:a></text:span></text:p>
          </table:table-cell>
          <table:table-cell table:style-name="ce23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31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40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31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31"/>
          <table:table-cell ns41:value-type="string" table:number-rows-spanned="3" table:style-name="TL ColHeader" table:number-columns-spanned="3" office:value-type="string">
            <text:p>TOTAAL</text:p>
          </table:table-cell>
          <table:covered-table-cell table:style-name="ce55"/>
          <table:covered-table-cell table:style-name="ce60"/>
          <table:table-cell ns41:value-type="string" table:number-rows-spanned="4" table:style-name="ce73" table:number-columns-spanned="1" office:value-type="string">
            <text:p>Telling</text:p>
          </table:table-cell>
          <table:table-cell ns41:value-type="string" table:number-rows-spanned="4" table:style-name="ce78" table:number-columns-spanned="1" office:value-type="string">
            <text:p>Tabel</text:p>
          </table:table-cell>
          <table:table-cell ns41:value-type="string" table:number-rows-spanned="4" table:style-name="ce78" table:number-columns-spanned="1" office:value-type="string">
            <text:p>Pagina links</text:p>
          </table:table-cell>
          <table:table-cell ns41:value-type="string" table:number-rows-spanned="4" table:style-name="ce78" table:number-columns-spanned="1" office:value-type="string">
            <text:p>Pagina rechts</text:p>
          </table:table-cell>
          <table:table-cell ns41:value-type="string" table:number-rows-spanned="4" table:style-name="ce78" table:number-columns-spanned="1" office:value-type="string">
            <text:p>Provincie</text:p>
          </table:table-cell>
          <table:table-cell ns41:value-type="string" table:number-rows-spanned="4" table:style-name="ce82" table:number-columns-spanned="1" office:value-type="string">
            <text:p>Image nr</text:p>
          </table:table-cell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4"/>
          <table:table-cell ns41:value-type="string" table:number-rows-spanned="2" table:style-name="TL ColHeader" table:number-columns-spanned="2" office:value-type="string">
            <text:p>Geboren in 1849 tot en met 1840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Geboren in 1839 en 1838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Geboren in 1837 tot en met 1834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Geboren in 1833 en vroegere jaren.</text:p>
          </table:table-cell>
          <table:covered-table-cell table:style-name="ce43"/>
          <table:covered-table-cell table:style-name="ce47"/>
          <table:covered-table-cell table:style-name="ce56"/>
          <table:covered-table-cell table:style-name="ce61"/>
          <table:covered-table-cell table:style-name="ce74"/>
          <table:covered-table-cell table:style-name="ce79" table:number-columns-repeated="4"/>
          <table:covered-table-cell table:style-name="ce83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4"/>
          <table:covered-table-cell table:style-name="ce27"/>
          <table:covered-table-cell table:style-name="TL ColHeader" table:number-columns-repeated="6"/>
          <table:covered-table-cell table:style-name="ce44"/>
          <table:covered-table-cell table:style-name="ce48"/>
          <table:covered-table-cell table:style-name="ce33"/>
          <table:covered-table-cell table:style-name="ce62"/>
          <table:covered-table-cell table:style-name="ce74"/>
          <table:covered-table-cell table:style-name="ce79" table:number-columns-repeated="4"/>
          <table:covered-table-cell table:style-name="ce83"/>
          <table:table-cell table:style-name="ce2" table:number-columns-repeated="1004"/>
        </table:table-row>
        <table:table-row table:style-name="ro2">
          <table:covered-table-cell table:style-name="ce5"/>
          <table:covered-table-cell table:style-name="ce14"/>
          <table:table-cell table:style-name="ce24"/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Totaal.</text:p>
          </table:table-cell>
          <table:covered-table-cell table:style-name="ce75"/>
          <table:covered-table-cell table:style-name="ce80" table:number-columns-repeated="4"/>
          <table:covered-table-cell table:style-name="ce84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70" office:value-type="float">
            <text:p>77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lik-,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rstel-, kaarden-, kammen-, rijven, zeef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reuk- en draagbanden- keurslijv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7" office:value-type="float">
            <text:p>2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83" office:value-type="float">
            <text:p>1,58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1805" office:value-type="float">
            <text:p>1,80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4" office:value-type="float">
            <text:p>314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6" office:value-type="float">
            <text:p>27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23" office:value-type="float">
            <text:p>6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oefenaren teekenaars, teekenmeesters, daguerro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<text:span text:style-name="T2"><text:a xlink:type="simple" xlink:href="#Veerde gedeelte.A910">Manufakturen fabrijkant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<text:span text:style-name="T2"><text:a xlink:type="simple" xlink:href="#Veerde gedeelte.A910">Manufakturen kooplieden</text:a></text:span>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<text:span text:style-name="T2"><text:a xlink:type="simple" xlink:href="#Veerde gedeelte.A910">Manufakturen werklieden</text:a></text:span>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eters (kolen-, koorn-, hooi-, hout-, scheeps- enz.), wijn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649" office:value-type="float">
            <text:p>649</text:p>
          </table:table-cell>
          <table:table-cell table:style-name="TL Data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20" office:value-type="float">
            <text:p>7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<text:span text:style-name="T2"><text:a xlink:type="simple" xlink:href="#Veerde gedeelte.A911">Ondernemers en direkteurs van begrafenis- en ziekenfondsen</text:a></text:span>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<text:span text:style-name="T2"><text:a xlink:type="simple" xlink:href="#Veerde gedeelte.A911">Ondernemers en direkteurs van verzekering- en brandwaarborgmaatschappij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92" office:value-type="float">
            <text:p>69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27" office:value-type="float">
            <text:p>1,327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2316" office:value-type="float">
            <text:p>2,3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table:style-name="TL Data"/>
          <table:table-cell ns41:value-type="float" table:style-name="TL Data" office:value="473" office:value-type="float">
            <text:p>473</text:p>
          </table:table-cell>
          <table:table-cell table:style-name="TL Data"/>
          <table:table-cell ns41:value-type="float" table:style-name="TL Data" office:value="473" office:value-type="float">
            <text:p>4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oerlieden, koetsiers, loopers, postknechten en sl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728" office:value-type="float">
            <text:p>2,728</text:p>
          </table:table-cell>
          <table:table-cell ns41:value-type="float" table:style-name="TL Data" office:value="3082" office:value-type="float">
            <text:p>3,08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1481" office:value-type="float">
            <text:p>1,481</text:p>
          </table:table-cell>
          <table:table-cell ns41:value-type="float" table:style-name="TL Data" office:value="9131" office:value-type="float">
            <text:p>9,131</text:p>
          </table:table-cell>
          <table:table-cell ns41:value-type="float" table:style-name="TL Data" office:value="5201" office:value-type="float">
            <text:p>5,201</text:p>
          </table:table-cell>
          <table:table-cell ns41:value-type="float" table:style-name="TL Data" office:value="13726" office:value-type="float">
            <text:p>13,726</text:p>
          </table:table-cell>
          <table:table-cell ns41:value-type="float" table:style-name="TL Data" office:value="18927" office:value-type="float">
            <text:p>18,9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GRONIN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533" office:value-type="float">
            <text:p>3,533</text:p>
          </table:table-cell>
          <table:table-cell ns41:value-type="float" table:style-name="TL Data" office:value="3688" office:value-type="float">
            <text:p>3,688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363" office:value-type="float">
            <text:p>1,363</text:p>
          </table:table-cell>
          <table:table-cell ns41:value-type="float" table:style-name="TL Data" office:value="1413" office:value-type="float">
            <text:p>1,413</text:p>
          </table:table-cell>
          <table:table-cell ns41:value-type="float" table:style-name="TL Data" office:value="9887" office:value-type="float">
            <text:p>9,887</text:p>
          </table:table-cell>
          <table:table-cell ns41:value-type="float" table:style-name="TL Data" office:value="12408" office:value-type="float">
            <text:p>12,408</text:p>
          </table:table-cell>
          <table:table-cell ns41:value-type="float" table:style-name="TL Data" office:value="15494" office:value-type="float">
            <text:p>15,494</text:p>
          </table:table-cell>
          <table:table-cell ns41:value-type="float" table:style-name="TL Data" office:value="18200" office:value-type="float">
            <text:p>18,200</text:p>
          </table:table-cell>
          <table:table-cell ns41:value-type="float" table:style-name="TL Data" office:value="33694" office:value-type="float">
            <text:p>33,69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5" office:value-type="float">
            <text:p>255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019" office:value-type="float">
            <text:p>11,019</text:p>
          </table:table-cell>
          <table:table-cell ns41:value-type="float" table:style-name="TL Data" office:value="5959" office:value-type="float">
            <text:p>5,959</text:p>
          </table:table-cell>
          <table:table-cell ns41:value-type="float" table:style-name="TL Data" office:value="11257" office:value-type="float">
            <text:p>11,257</text:p>
          </table:table-cell>
          <table:table-cell ns41:value-type="float" table:style-name="TL Data" office:value="6054" office:value-type="float">
            <text:p>6,054</text:p>
          </table:table-cell>
          <table:table-cell ns41:value-type="float" table:style-name="TL Data" office:value="17311" office:value-type="float">
            <text:p>17,3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93" office:value-type="float">
            <text:p>99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3035" office:value-type="float">
            <text:p>3,03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515" office:value-type="float">
            <text:p>3,515</text:p>
          </table:table-cell>
          <table:table-cell ns41:value-type="float" table:style-name="TL Data" office:value="4042" office:value-type="float">
            <text:p>4,0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03" office:value-type="float">
            <text:p>1,10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28" office:value-type="float">
            <text:p>1,1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995" office:value-type="float">
            <text:p>99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139" office:value-type="float">
            <text:p>1,1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7" office:value-type="float">
            <text:p>43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09" office:value-type="float">
            <text:p>60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3428" office:value-type="float">
            <text:p>13,428</text:p>
          </table:table-cell>
          <table:table-cell ns41:value-type="float" table:style-name="TL Data" office:value="5699" office:value-type="float">
            <text:p>5,699</text:p>
          </table:table-cell>
          <table:table-cell ns41:value-type="float" table:style-name="TL Data" office:value="14369" office:value-type="float">
            <text:p>14,369</text:p>
          </table:table-cell>
          <table:table-cell ns41:value-type="float" table:style-name="TL Data" office:value="6222" office:value-type="float">
            <text:p>6,222</text:p>
          </table:table-cell>
          <table:table-cell ns41:value-type="float" table:style-name="TL Data" office:value="20591" office:value-type="float">
            <text:p>20,59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<text:span text:style-name="T2"><text:a xlink:type="simple" xlink:href="#Veerde gedeelte.A916">Manufakturen fabrijkant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<text:span text:style-name="T2"><text:a xlink:type="simple" xlink:href="#Veerde gedeelte.A916">Manufakturen kooplied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<text:span text:style-name="T2"><text:a xlink:type="simple" xlink:href="#Veerde gedeelte.A916">Manufakturen werklieden</text:a></text:span>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4" table:style-name="TL Data" table:number-columns-repeated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Naaisters, briesters, mangelhoudsters, plooisters, strijksters, waschvrouwen, werksters, nettenbreij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1152" office:value-type="float">
            <text:p>1,152</text:p>
          </table:table-cell>
          <table:table-cell table:style-name="TL Data"/>
          <table:table-cell ns41:value-type="float" table:style-name="TL Data" office:value="1215" office:value-type="float">
            <text:p>1,215</text:p>
          </table:table-cell>
          <table:table-cell ns41:value-type="float" table:style-name="TL Data" office:value="1215" office:value-type="float">
            <text:p>1,2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<text:span text:style-name="T2"><text:a xlink:type="simple" xlink:href="#Veerde gedeelte.A917">Ondernemers en direkteurs van begrafenis- en ziekenfonds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<text:span text:style-name="T2"><text:a xlink:type="simple" xlink:href="#Veerde gedeelte.A917">Ondernemers en direkteurs van verzekering- en brandwaarborgmaatschappijen</text:a></text:span>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9" office:value-type="float">
            <text:p>3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02" office:value-type="float">
            <text:p>3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3" office:value-type="float">
            <text:p>35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2" office:value-type="float">
            <text:p>5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0" office:value-type="float">
            <text:p>4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00" office:value-type="float">
            <text:p>2,50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647" office:value-type="float">
            <text:p>2,6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06" office:value-type="float">
            <text:p>2,70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0" office:value-type="float">
            <text:p>1,2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50" office:value-type="float">
            <text:p>1,3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68" office:value-type="float">
            <text:p>1,36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7519" office:value-type="float">
            <text:p>7,519</text:p>
          </table:table-cell>
          <table:table-cell ns41:value-type="float" table:style-name="TL Data" office:value="7282" office:value-type="float">
            <text:p>7,282</text:p>
          </table:table-cell>
          <table:table-cell ns41:value-type="float" table:style-name="TL Data" office:value="2965" office:value-type="float">
            <text:p>2,965</text:p>
          </table:table-cell>
          <table:table-cell ns41:value-type="float" table:style-name="TL Data" office:value="2839" office:value-type="float">
            <text:p>2,839</text:p>
          </table:table-cell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814" office:value-type="float">
            <text:p>11,814</text:p>
          </table:table-cell>
          <table:table-cell ns41:value-type="float" table:style-name="TL Data" office:value="11122" office:value-type="float">
            <text:p>11,122</text:p>
          </table:table-cell>
          <table:table-cell ns41:value-type="float" table:style-name="TL Data" office:value="22936" office:value-type="float">
            <text:p>22,9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0" office:value-type="float">
            <text:p>28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9" office:value-type="float">
            <text:p>4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83" office:value-type="float">
            <text:p>58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597" office:value-type="float">
            <text:p>1,5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57" office:value-type="float">
            <text:p>1,65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7" office:value-type="float">
            <text:p>4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1236" office:value-type="float">
            <text:p>11,236</text:p>
          </table:table-cell>
          <table:table-cell ns41:value-type="float" table:style-name="TL Data" office:value="11179" office:value-type="float">
            <text:p>11,179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381" office:value-type="float">
            <text:p>3,381</text:p>
          </table:table-cell>
          <table:table-cell ns41:value-type="float" table:style-name="TL Data" office:value="4463" office:value-type="float">
            <text:p>4,463</text:p>
          </table:table-cell>
          <table:table-cell ns41:value-type="float" table:style-name="TL Data" office:value="4873" office:value-type="float">
            <text:p>4,873</text:p>
          </table:table-cell>
          <table:table-cell ns41:value-type="float" table:style-name="TL Data" office:value="31618" office:value-type="float">
            <text:p>31,618</text:p>
          </table:table-cell>
          <table:table-cell ns41:value-type="float" table:style-name="TL Data" office:value="20102" office:value-type="float">
            <text:p>20,102</text:p>
          </table:table-cell>
          <table:table-cell ns41:value-type="float" table:style-name="TL Data" office:value="47904" office:value-type="float">
            <text:p>47,904</text:p>
          </table:table-cell>
          <table:table-cell ns41:value-type="float" table:style-name="TL Data" office:value="68006" office:value-type="float">
            <text:p>68,00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ZES EN VIJF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816" office:value-type="float">
            <text:p>18,816</text:p>
          </table:table-cell>
          <table:table-cell ns41:value-type="float" table:style-name="TL Data" office:value="18511" office:value-type="float">
            <text:p>18,511</text:p>
          </table:table-cell>
          <table:table-cell ns41:value-type="float" table:style-name="TL Data" office:value="3630" office:value-type="float">
            <text:p>3,630</text:p>
          </table:table-cell>
          <table:table-cell ns41:value-type="float" table:style-name="TL Data" office:value="3538" office:value-type="float">
            <text:p>3,538</text:p>
          </table:table-cell>
          <table:table-cell ns41:value-type="float" table:style-name="TL Data" office:value="6694" office:value-type="float">
            <text:p>6,694</text:p>
          </table:table-cell>
          <table:table-cell ns41:value-type="float" table:style-name="TL Data" office:value="6659" office:value-type="float">
            <text:p>6,659</text:p>
          </table:table-cell>
          <table:table-cell ns41:value-type="float" table:style-name="TL Data" office:value="47531" office:value-type="float">
            <text:p>47,531</text:p>
          </table:table-cell>
          <table:table-cell ns41:value-type="float" table:style-name="TL Data" office:value="49367" office:value-type="float">
            <text:p>49,367</text:p>
          </table:table-cell>
          <table:table-cell ns41:value-type="float" table:style-name="TL Data" office:value="76673" office:value-type="float">
            <text:p>76,673</text:p>
          </table:table-cell>
          <table:table-cell ns41:value-type="float" table:style-name="TL Data" office:value="78075" office:value-type="float">
            <text:p>78,075</text:p>
          </table:table-cell>
          <table:table-cell ns41:value-type="float" table:style-name="TL Data" office:value="154748" office:value-type="float">
            <text:p>154,74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6" office:value-type="float">
            <text:p>30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579" office:value-type="float">
            <text:p>11,579</text:p>
          </table:table-cell>
          <table:table-cell ns41:value-type="float" table:style-name="TL Data" office:value="6165" office:value-type="float">
            <text:p>6,165</text:p>
          </table:table-cell>
          <table:table-cell ns41:value-type="float" table:style-name="TL Data" office:value="11821" office:value-type="float">
            <text:p>11,821</text:p>
          </table:table-cell>
          <table:table-cell ns41:value-type="float" table:style-name="TL Data" office:value="6260" office:value-type="float">
            <text:p>6,260</text:p>
          </table:table-cell>
          <table:table-cell ns41:value-type="float" table:style-name="TL Data" office:value="18081" office:value-type="float">
            <text:p>18,0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60" office:value-type="float">
            <text:p>1,26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618" office:value-type="float">
            <text:p>4,61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175" office:value-type="float">
            <text:p>5,175</text:p>
          </table:table-cell>
          <table:table-cell ns41:value-type="float" table:style-name="TL Data" office:value="5847" office:value-type="float">
            <text:p>5,8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31" office:value-type="float">
            <text:p>43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6" office:value-type="float">
            <text:p>1,3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54" office:value-type="float">
            <text:p>1,4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79" office:value-type="float">
            <text:p>1,4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271" office:value-type="float">
            <text:p>1,27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417" office:value-type="float">
            <text:p>1,41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762" office:value-type="float">
            <text:p>1,76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8" office:value-type="float">
            <text:p>47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5" table:style-name="TL Data" table:number-columns-repeated="4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23" office:value-type="float">
            <text:p>6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64" office:value-type="float">
            <text:p>4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88" office:value-type="float">
            <text:p>588</text:p>
          </table:table-cell>
          <table:table-cell table:style-name="TL Data"/>
          <table:table-cell ns41:value-type="float" table:style-name="TL Data" office:value="601" office:value-type="float">
            <text:p>601</text:p>
          </table:table-cell>
          <table:table-cell table:style-name="TL Data"/>
          <table:table-cell ns41:value-type="float" table:style-name="TL Data" office:value="601" office:value-type="float">
            <text:p>6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1" office:value-type="float">
            <text:p>48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3476" office:value-type="float">
            <text:p>13,476</text:p>
          </table:table-cell>
          <table:table-cell ns41:value-type="float" table:style-name="TL Data" office:value="5701" office:value-type="float">
            <text:p>5,701</text:p>
          </table:table-cell>
          <table:table-cell ns41:value-type="float" table:style-name="TL Data" office:value="14419" office:value-type="float">
            <text:p>14,419</text:p>
          </table:table-cell>
          <table:table-cell ns41:value-type="float" table:style-name="TL Data" office:value="6225" office:value-type="float">
            <text:p>6,225</text:p>
          </table:table-cell>
          <table:table-cell ns41:value-type="float" table:style-name="TL Data" office:value="20644" office:value-type="float">
            <text:p>20,64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eerlingen aan het instituut voor blin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<text:span text:style-name="T2"><text:a xlink:type="simple" xlink:href="#Veerde gedeelte.A921">Manufakturen fabrijkant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<text:span text:style-name="T2"><text:a xlink:type="simple" xlink:href="#Veerde gedeelte.A921">Manufakturen kooplieden</text:a></text:span>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<text:span text:style-name="T2"><text:a xlink:type="simple" xlink:href="#Veerde gedeelte.A921">Manufakturen werklieden</text:a></text:span>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801" office:value-type="float">
            <text:p>1,801</text:p>
          </table:table-cell>
          <table:table-cell table:style-name="TL Data"/>
          <table:table-cell ns41:value-type="float" table:style-name="TL Data" office:value="1935" office:value-type="float">
            <text:p>1,935</text:p>
          </table:table-cell>
          <table:table-cell ns41:value-type="float" table:style-name="TL Data" office:value="1935" office:value-type="float">
            <text:p>1,93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<text:span text:style-name="T2"><text:a xlink:type="simple" xlink:href="#Veerde gedeelte.A922">Ondernemers en direkteurs van begrafenis- en ziekenfonds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<text:span text:style-name="T2"><text:a xlink:type="simple" xlink:href="#Veerde gedeelte.A922">Ondernemers en direkteurs van verzekering- en brandwaarborgmaatschappijen</text:a></text:span>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3" office:value-type="float">
            <text:p>4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60" office:value-type="float">
            <text:p>36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2" office:value-type="float">
            <text:p>42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1" office:value-type="float">
            <text:p>6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1" office:value-type="float">
            <text:p>62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38" office:value-type="float">
            <text:p>3,1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320" office:value-type="float">
            <text:p>3,3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398" office:value-type="float">
            <text:p>3,39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5" office:value-type="float">
            <text:p>1,6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37" office:value-type="float">
            <text:p>1,7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56" office:value-type="float">
            <text:p>1,75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8277" office:value-type="float">
            <text:p>8,277</text:p>
          </table:table-cell>
          <table:table-cell ns41:value-type="float" table:style-name="TL Data" office:value="7860" office:value-type="float">
            <text:p>7,860</text:p>
          </table:table-cell>
          <table:table-cell ns41:value-type="float" table:style-name="TL Data" office:value="3255" office:value-type="float">
            <text:p>3,255</text:p>
          </table:table-cell>
          <table:table-cell ns41:value-type="float" table:style-name="TL Data" office:value="3016" office:value-type="float">
            <text:p>3,016</text:p>
          </table:table-cell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1184" office:value-type="float">
            <text:p>1,18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141" office:value-type="float">
            <text:p>13,141</text:p>
          </table:table-cell>
          <table:table-cell ns41:value-type="float" table:style-name="TL Data" office:value="12111" office:value-type="float">
            <text:p>12,111</text:p>
          </table:table-cell>
          <table:table-cell ns41:value-type="float" table:style-name="TL Data" office:value="25252" office:value-type="float">
            <text:p>25,25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4" office:value-type="float">
            <text:p>6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46" office:value-type="float">
            <text:p>84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0" office:value-type="float">
            <text:p>220</text:p>
          </table:table-cell>
          <table:table-cell table:style-name="TL Data"/>
          <table:table-cell ns41:value-type="float" table:style-name="TL Data" office:value="220" office:value-type="float">
            <text:p>220</text:p>
          </table:table-cell>
          <table:table-cell table:style-name="TL Data"/>
          <table:table-cell ns41:value-type="float" table:style-name="TL Data" office:value="220" office:value-type="float">
            <text:p>22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2031" office:value-type="float">
            <text:p>2,0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26" office:value-type="float">
            <text:p>2,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0" office:value-type="float">
            <text:p>2,130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8" office:value-type="float">
            <text:p>15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34" office:value-type="float">
            <text:p>534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2" office:value-type="float">
            <text:p>3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2" office:value-type="float">
            <text:p>21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3964" office:value-type="float">
            <text:p>13,964</text:p>
          </table:table-cell>
          <table:table-cell ns41:value-type="float" table:style-name="TL Data" office:value="14261" office:value-type="float">
            <text:p>14,261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117" office:value-type="float">
            <text:p>1,117</text:p>
          </table:table-cell>
          <table:table-cell ns41:value-type="float" table:style-name="TL Data" office:value="4028" office:value-type="float">
            <text:p>4,028</text:p>
          </table:table-cell>
          <table:table-cell ns41:value-type="float" table:style-name="TL Data" office:value="5502" office:value-type="float">
            <text:p>5,502</text:p>
          </table:table-cell>
          <table:table-cell ns41:value-type="float" table:style-name="TL Data" office:value="6354" office:value-type="float">
            <text:p>6,354</text:p>
          </table:table-cell>
          <table:table-cell ns41:value-type="float" table:style-name="TL Data" office:value="40749" office:value-type="float">
            <text:p>40,749</text:p>
          </table:table-cell>
          <table:table-cell ns41:value-type="float" table:style-name="TL Data" office:value="25303" office:value-type="float">
            <text:p>25,303</text:p>
          </table:table-cell>
          <table:table-cell ns41:value-type="float" table:style-name="TL Data" office:value="61630" office:value-type="float">
            <text:p>61,630</text:p>
          </table:table-cell>
          <table:table-cell ns41:value-type="float" table:style-name="TL Data" office:value="86933" office:value-type="float">
            <text:p>86,933</text:p>
          </table:table-cell>
          <table:table-cell table:number-columns-repeated="1010"/>
        </table:table-row>
        <table:table-row table:style-name="ro3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AD EN DE GEMEENTEN TEN PLATTEN LANDE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349" office:value-type="float">
            <text:p>22,349</text:p>
          </table:table-cell>
          <table:table-cell ns41:value-type="float" table:style-name="TL Data" office:value="22199" office:value-type="float">
            <text:p>22,199</text:p>
          </table:table-cell>
          <table:table-cell ns41:value-type="float" table:style-name="TL Data" office:value="4340" office:value-type="float">
            <text:p>4,340</text:p>
          </table:table-cell>
          <table:table-cell ns41:value-type="float" table:style-name="TL Data" office:value="4228" office:value-type="float">
            <text:p>4,228</text:p>
          </table:table-cell>
          <table:table-cell ns41:value-type="float" table:style-name="TL Data" office:value="8057" office:value-type="float">
            <text:p>8,057</text:p>
          </table:table-cell>
          <table:table-cell ns41:value-type="float" table:style-name="TL Data" office:value="8072" office:value-type="float">
            <text:p>8,072</text:p>
          </table:table-cell>
          <table:table-cell ns41:value-type="float" table:style-name="TL Data" office:value="57418" office:value-type="float">
            <text:p>57,418</text:p>
          </table:table-cell>
          <table:table-cell ns41:value-type="float" table:style-name="TL Data" office:value="61775" office:value-type="float">
            <text:p>61,775</text:p>
          </table:table-cell>
          <table:table-cell ns41:value-type="float" table:style-name="TL Data" office:value="92167" office:value-type="float">
            <text:p>92,167</text:p>
          </table:table-cell>
          <table:table-cell ns41:value-type="float" table:style-name="TL Data" office:value="96275" office:value-type="float">
            <text:p>96,275</text:p>
          </table:table-cell>
          <table:table-cell ns41:value-type="float" table:style-name="TL Data" office:value="188442" office:value-type="float">
            <text:p>188,44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Metadata" office:value-type="string">
            <text:p>1. De kneehts en leerlingen zijn onder de beroepen begrepen.</text:p>
          </table:table-cell>
          <table:table-cell table:style-name="ce19" table:number-columns-repeated="12"/>
          <table:table-cell table:style-name="ce15"/>
          <table:table-cell table:number-columns-repeated="1010"/>
        </table:table-row>
        <table:table-row table:style-name="ro3">
          <table:table-cell ns41:value-type="string" table:style-name="TL Metadata" office:value-type="string">
            <text:p>2. Hieronder begrepen de fabrijkanten van katoen, hennip vlas, wol en zijde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3. De boden zijn hieronder begrepen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4. Hieronder een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5. Hieronder een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6. Hieronder twe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7. Hieronder een, waarvan de ouderdom onbekend is.</text:p>
          </table:table-cell>
          <table:table-cell table:style-name="ce20" table:number-columns-repeated="12"/>
          <table:table-cell table:style-name="ce16"/>
          <table:table-cell table:style-name="ce77" table:number-columns-repeated="3"/>
          <table:table-cell table:number-columns-repeated="1007"/>
        </table:table-row>
        <table:table-row table:style-name="ro3">
          <table:table-cell ns41:value-type="string" table:style-name="TL Metadata" office:value-type="string">
            <text:p>8. Hieronder begrepen de fabrijkanten van katoen, hennip, vlas, wol en zijde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9. De boden zijn hieronder begrepen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0.Hieronder een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1.Hieronder twe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2.Hieronder een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3.Hieronder begrepen de fabrijkanten van katoen, hennip, vlas, wol en zijde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4.De boden zijn hieronder begrepen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5.Hieronder twe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6.Hieronder een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7.Hieronder dri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3">
          <table:table-cell ns41:value-type="string" table:style-name="TL Metadata" office:value-type="string">
            <text:p>18.Hieronder drie, waarvan de ouderdom onbekend is.</text:p>
          </table:table-cell>
          <table:table-cell table:style-name="ce20" table:number-columns-repeated="12"/>
          <table:table-cell table:style-name="ce16"/>
          <table:table-cell table:number-columns-repeated="1010"/>
        </table:table-row>
        <table:table-row table:style-name="ro1">
          <table:table-cell ns41:value-type="string" table:style-name="TL Metadata" office:value-type="string">
            <text:p>19.Hieronder vier, waarvan de ouderdom onbekend is.</text:p>
          </table:table-cell>
          <table:table-cell table:style-name="ce21" table:number-columns-repeated="12"/>
          <table:table-cell table:style-name="ce18"/>
          <table:table-cell table:number-columns-repeated="1010"/>
        </table:table-row>
        <table:table-row table:style-name="ro3" table:number-rows-repeated="10476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">
        <table:table-column table:style-name="co6" table:default-cell-style-name="Default" table:number-columns-repeated="2"/>
        <table:table-column table:style-name="co7" table:default-cell-style-name="ce6"/>
        <table:table-column table:style-name="co6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/>
          <table:table-cell ns41:value-type="string" table:style-name="ce2" office:value-type="string">
            <text:p>Noten in de bron</text:p>
          </table:table-cell>
          <table:table-cell/>
          <table:table-cell table:style-name="ce2"/>
          <table:table-cell table:number-columns-repeated="1017"/>
        </table:table-row>
        <table:table-row table:style-name="ro3">
          <table:table-cell table:style-name="ce85" table:number-columns-repeated="8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8633" office:value-type="float">
            <text:p>86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1" office:value-type="float">
            <text:p>3802410044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34" office:value-type="float">
            <text:p>86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2" office:value-type="float">
            <text:p>3802410044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35" office:value-type="float">
            <text:p>86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3" office:value-type="float">
            <text:p>3802410044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36" office:value-type="float">
            <text:p>86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4" office:value-type="float">
            <text:p>3802410044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37" office:value-type="float">
            <text:p>86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5" office:value-type="float">
            <text:p>3802410044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38" office:value-type="float">
            <text:p>86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6" office:value-type="float">
            <text:p>3802410044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39" office:value-type="float">
            <text:p>86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7" office:value-type="float">
            <text:p>3802410044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0" office:value-type="float">
            <text:p>86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8" office:value-type="float">
            <text:p>3802410044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1" office:value-type="float">
            <text:p>86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09" office:value-type="float">
            <text:p>3802410044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2" office:value-type="float">
            <text:p>86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0" office:value-type="float">
            <text:p>3802410044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3" office:value-type="float">
            <text:p>86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1" office:value-type="float">
            <text:p>3802410044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4" office:value-type="float">
            <text:p>86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2" office:value-type="float">
            <text:p>3802410044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5" office:value-type="float">
            <text:p>86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3" office:value-type="float">
            <text:p>3802410044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6" office:value-type="float">
            <text:p>86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4" office:value-type="float">
            <text:p>3802410044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7" office:value-type="float">
            <text:p>86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5" office:value-type="float">
            <text:p>3802410044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8" office:value-type="float">
            <text:p>86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6" office:value-type="float">
            <text:p>3802410044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49" office:value-type="float">
            <text:p>86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7" office:value-type="float">
            <text:p>3802410044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0" office:value-type="float">
            <text:p>86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8" office:value-type="float">
            <text:p>3802410044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1" office:value-type="float">
            <text:p>86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19" office:value-type="float">
            <text:p>3802410044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2" office:value-type="float">
            <text:p>86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0" office:value-type="float">
            <text:p>3802410044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3" office:value-type="float">
            <text:p>86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1" office:value-type="float">
            <text:p>3802410044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4" office:value-type="float">
            <text:p>86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2" office:value-type="float">
            <text:p>3802410044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5" office:value-type="float">
            <text:p>86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3" office:value-type="float">
            <text:p>3802410044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6" office:value-type="float">
            <text:p>86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4" office:value-type="float">
            <text:p>3802410044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7" office:value-type="float">
            <text:p>86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5" office:value-type="float">
            <text:p>3802410044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8" office:value-type="float">
            <text:p>86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6" office:value-type="float">
            <text:p>3802410044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59" office:value-type="float">
            <text:p>86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7" office:value-type="float">
            <text:p>3802410044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0" office:value-type="float">
            <text:p>86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8" office:value-type="float">
            <text:p>3802410044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1" office:value-type="float">
            <text:p>86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29" office:value-type="float">
            <text:p>3802410044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2" office:value-type="float">
            <text:p>86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0" office:value-type="float">
            <text:p>3802410044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3" office:value-type="float">
            <text:p>86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1" office:value-type="float">
            <text:p>3802410044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4" office:value-type="float">
            <text:p>86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2" office:value-type="float">
            <text:p>3802410044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5" office:value-type="float">
            <text:p>86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3" office:value-type="float">
            <text:p>3802410044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6" office:value-type="float">
            <text:p>86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4" office:value-type="float">
            <text:p>3802410044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7" office:value-type="float">
            <text:p>86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5" office:value-type="float">
            <text:p>3802410044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8" office:value-type="float">
            <text:p>86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6" office:value-type="float">
            <text:p>3802410044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69" office:value-type="float">
            <text:p>86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7" office:value-type="float">
            <text:p>3802410044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0" office:value-type="float">
            <text:p>86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8" office:value-type="float">
            <text:p>3802410044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1" office:value-type="float">
            <text:p>86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39" office:value-type="float">
            <text:p>3802410044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2" office:value-type="float">
            <text:p>86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0" office:value-type="float">
            <text:p>3802410044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3" office:value-type="float">
            <text:p>86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1" office:value-type="float">
            <text:p>3802410044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4" office:value-type="float">
            <text:p>86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2" office:value-type="float">
            <text:p>3802410044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5" office:value-type="float">
            <text:p>86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3" office:value-type="float">
            <text:p>3802410044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6" office:value-type="float">
            <text:p>86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4" office:value-type="float">
            <text:p>3802410044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7" office:value-type="float">
            <text:p>86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5" office:value-type="float">
            <text:p>3802410044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8" office:value-type="float">
            <text:p>86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6" office:value-type="float">
            <text:p>3802410044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79" office:value-type="float">
            <text:p>86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7" office:value-type="float">
            <text:p>3802410044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0" office:value-type="float">
            <text:p>86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8" office:value-type="float">
            <text:p>3802410044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1" office:value-type="float">
            <text:p>86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49" office:value-type="float">
            <text:p>3802410044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2" office:value-type="float">
            <text:p>86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50" office:value-type="float">
            <text:p>3802410044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3" office:value-type="float">
            <text:p>86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51" office:value-type="float">
            <text:p>3802410044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4" office:value-type="float">
            <text:p>86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52" office:value-type="float">
            <text:p>3802410044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5" office:value-type="float">
            <text:p>86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401053" office:value-type="float">
            <text:p>3802410044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6" office:value-type="float">
            <text:p>86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1" office:value-type="float">
            <text:p>3802410045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7" office:value-type="float">
            <text:p>86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2" office:value-type="float">
            <text:p>3802410045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8" office:value-type="float">
            <text:p>86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3" office:value-type="float">
            <text:p>3802410045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89" office:value-type="float">
            <text:p>86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4" office:value-type="float">
            <text:p>3802410045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0" office:value-type="float">
            <text:p>86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5" office:value-type="float">
            <text:p>3802410045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1" office:value-type="float">
            <text:p>86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6" office:value-type="float">
            <text:p>3802410045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2" office:value-type="float">
            <text:p>86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7" office:value-type="float">
            <text:p>3802410045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3" office:value-type="float">
            <text:p>86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8" office:value-type="float">
            <text:p>3802410045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4" office:value-type="float">
            <text:p>86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09" office:value-type="float">
            <text:p>3802410045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5" office:value-type="float">
            <text:p>86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0" office:value-type="float">
            <text:p>3802410045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6" office:value-type="float">
            <text:p>86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1" office:value-type="float">
            <text:p>3802410045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7" office:value-type="float">
            <text:p>86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2" office:value-type="float">
            <text:p>3802410045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8" office:value-type="float">
            <text:p>86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3" office:value-type="float">
            <text:p>3802410045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699" office:value-type="float">
            <text:p>86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4" office:value-type="float">
            <text:p>3802410045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0" office:value-type="float">
            <text:p>87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5" office:value-type="float">
            <text:p>3802410045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1" office:value-type="float">
            <text:p>87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6" office:value-type="float">
            <text:p>3802410045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2" office:value-type="float">
            <text:p>87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7" office:value-type="float">
            <text:p>3802410045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3" office:value-type="float">
            <text:p>87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8" office:value-type="float">
            <text:p>3802410045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4" office:value-type="float">
            <text:p>87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19" office:value-type="float">
            <text:p>3802410045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5" office:value-type="float">
            <text:p>87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0" office:value-type="float">
            <text:p>3802410045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6" office:value-type="float">
            <text:p>87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1" office:value-type="float">
            <text:p>3802410045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7" office:value-type="float">
            <text:p>87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2" office:value-type="float">
            <text:p>3802410045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8" office:value-type="float">
            <text:p>87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3" office:value-type="float">
            <text:p>3802410045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09" office:value-type="float">
            <text:p>87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4" office:value-type="float">
            <text:p>3802410045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0" office:value-type="float">
            <text:p>87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5" office:value-type="float">
            <text:p>3802410045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1" office:value-type="float">
            <text:p>87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6" office:value-type="float">
            <text:p>3802410045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2" office:value-type="float">
            <text:p>87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7" office:value-type="float">
            <text:p>3802410045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3" office:value-type="float">
            <text:p>87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8" office:value-type="float">
            <text:p>3802410045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4" office:value-type="float">
            <text:p>87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29" office:value-type="float">
            <text:p>3802410045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5" office:value-type="float">
            <text:p>87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0" office:value-type="float">
            <text:p>3802410045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6" office:value-type="float">
            <text:p>87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1" office:value-type="float">
            <text:p>3802410045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7" office:value-type="float">
            <text:p>87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2" office:value-type="float">
            <text:p>3802410045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8" office:value-type="float">
            <text:p>87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3" office:value-type="float">
            <text:p>3802410045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19" office:value-type="float">
            <text:p>87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4" office:value-type="float">
            <text:p>3802410045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0" office:value-type="float">
            <text:p>87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5" office:value-type="float">
            <text:p>3802410045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1" office:value-type="float">
            <text:p>87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6" office:value-type="float">
            <text:p>3802410045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2" office:value-type="float">
            <text:p>87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7" office:value-type="float">
            <text:p>3802410045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3" office:value-type="float">
            <text:p>87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8" office:value-type="float">
            <text:p>3802410045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4" office:value-type="float">
            <text:p>87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39" office:value-type="float">
            <text:p>3802410045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5" office:value-type="float">
            <text:p>87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0" office:value-type="float">
            <text:p>3802410045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6" office:value-type="float">
            <text:p>87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1" office:value-type="float">
            <text:p>3802410045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7" office:value-type="float">
            <text:p>87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2" office:value-type="float">
            <text:p>3802410045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8" office:value-type="float">
            <text:p>87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3" office:value-type="float">
            <text:p>3802410045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29" office:value-type="float">
            <text:p>87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4" office:value-type="float">
            <text:p>3802410045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0" office:value-type="float">
            <text:p>87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5" office:value-type="float">
            <text:p>3802410045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1" office:value-type="float">
            <text:p>87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6" office:value-type="float">
            <text:p>3802410045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2" office:value-type="float">
            <text:p>87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7" office:value-type="float">
            <text:p>3802410045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3" office:value-type="float">
            <text:p>87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8" office:value-type="float">
            <text:p>3802410045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4" office:value-type="float">
            <text:p>87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49" office:value-type="float">
            <text:p>3802410045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5" office:value-type="float">
            <text:p>87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50" office:value-type="float">
            <text:p>3802410045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6" office:value-type="float">
            <text:p>87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1004501051" office:value-type="float">
            <text:p>3802410045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7" office:value-type="float">
            <text:p>87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1" office:value-type="float">
            <text:p>3802420046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8" office:value-type="float">
            <text:p>87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2" office:value-type="float">
            <text:p>3802420046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39" office:value-type="float">
            <text:p>87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3" office:value-type="float">
            <text:p>3802420046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0" office:value-type="float">
            <text:p>87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4" office:value-type="float">
            <text:p>3802420046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1" office:value-type="float">
            <text:p>87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5" office:value-type="float">
            <text:p>3802420046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2" office:value-type="float">
            <text:p>87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6" office:value-type="float">
            <text:p>3802420046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3" office:value-type="float">
            <text:p>87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7" office:value-type="float">
            <text:p>3802420046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4" office:value-type="float">
            <text:p>87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8" office:value-type="float">
            <text:p>3802420046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5" office:value-type="float">
            <text:p>87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09" office:value-type="float">
            <text:p>3802420046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6" office:value-type="float">
            <text:p>87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0" office:value-type="float">
            <text:p>3802420046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7" office:value-type="float">
            <text:p>87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1" office:value-type="float">
            <text:p>3802420046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8" office:value-type="float">
            <text:p>87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2" office:value-type="float">
            <text:p>3802420046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49" office:value-type="float">
            <text:p>87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3" office:value-type="float">
            <text:p>3802420046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0" office:value-type="float">
            <text:p>87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4" office:value-type="float">
            <text:p>3802420046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1" office:value-type="float">
            <text:p>87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5" office:value-type="float">
            <text:p>3802420046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2" office:value-type="float">
            <text:p>87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6" office:value-type="float">
            <text:p>3802420046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3" office:value-type="float">
            <text:p>87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7" office:value-type="float">
            <text:p>3802420046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4" office:value-type="float">
            <text:p>87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8" office:value-type="float">
            <text:p>3802420046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5" office:value-type="float">
            <text:p>87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19" office:value-type="float">
            <text:p>3802420046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6" office:value-type="float">
            <text:p>87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0" office:value-type="float">
            <text:p>3802420046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7" office:value-type="float">
            <text:p>87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1" office:value-type="float">
            <text:p>3802420046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8" office:value-type="float">
            <text:p>87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2" office:value-type="float">
            <text:p>3802420046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59" office:value-type="float">
            <text:p>87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3" office:value-type="float">
            <text:p>3802420046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0" office:value-type="float">
            <text:p>87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4" office:value-type="float">
            <text:p>3802420046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1" office:value-type="float">
            <text:p>87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5" office:value-type="float">
            <text:p>3802420046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2" office:value-type="float">
            <text:p>87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6" office:value-type="float">
            <text:p>3802420046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3" office:value-type="float">
            <text:p>87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7" office:value-type="float">
            <text:p>3802420046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4" office:value-type="float">
            <text:p>87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8" office:value-type="float">
            <text:p>3802420046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5" office:value-type="float">
            <text:p>87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29" office:value-type="float">
            <text:p>3802420046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6" office:value-type="float">
            <text:p>87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0" office:value-type="float">
            <text:p>3802420046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7" office:value-type="float">
            <text:p>87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1" office:value-type="float">
            <text:p>3802420046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8" office:value-type="float">
            <text:p>87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2" office:value-type="float">
            <text:p>3802420046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69" office:value-type="float">
            <text:p>87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3" office:value-type="float">
            <text:p>3802420046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0" office:value-type="float">
            <text:p>87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4" office:value-type="float">
            <text:p>3802420046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1" office:value-type="float">
            <text:p>87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5" office:value-type="float">
            <text:p>3802420046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2" office:value-type="float">
            <text:p>87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6" office:value-type="float">
            <text:p>3802420046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3" office:value-type="float">
            <text:p>87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7" office:value-type="float">
            <text:p>3802420046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4" office:value-type="float">
            <text:p>87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8" office:value-type="float">
            <text:p>3802420046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5" office:value-type="float">
            <text:p>87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39" office:value-type="float">
            <text:p>3802420046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6" office:value-type="float">
            <text:p>87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0" office:value-type="float">
            <text:p>3802420046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7" office:value-type="float">
            <text:p>87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1" office:value-type="float">
            <text:p>3802420046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8" office:value-type="float">
            <text:p>87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2" office:value-type="float">
            <text:p>3802420046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79" office:value-type="float">
            <text:p>87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3" office:value-type="float">
            <text:p>3802420046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0" office:value-type="float">
            <text:p>87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4" office:value-type="float">
            <text:p>3802420046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1" office:value-type="float">
            <text:p>87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5" office:value-type="float">
            <text:p>3802420046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2" office:value-type="float">
            <text:p>87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6" office:value-type="float">
            <text:p>3802420046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3" office:value-type="float">
            <text:p>87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7" office:value-type="float">
            <text:p>3802420046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4" office:value-type="float">
            <text:p>87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8" office:value-type="float">
            <text:p>3802420046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5" office:value-type="float">
            <text:p>87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49" office:value-type="float">
            <text:p>3802420046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6" office:value-type="float">
            <text:p>87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50" office:value-type="float">
            <text:p>3802420046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7" office:value-type="float">
            <text:p>87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51" office:value-type="float">
            <text:p>3802420046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8" office:value-type="float">
            <text:p>87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52" office:value-type="float">
            <text:p>3802420046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89" office:value-type="float">
            <text:p>87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601053" office:value-type="float">
            <text:p>3802420046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0" office:value-type="float">
            <text:p>87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1" office:value-type="float">
            <text:p>380242004701001</text:p>
          </table:table-cell>
          <table:table-cell table:style-name="TL Metadata"/>
          <table:table-cell ns41:value-type="string" table:style-name="TL Metadata" office:value-type="string">
            <text:p>380242004701001* <text:s/>Hieronder begrepen de fabrijkanten van katoen, hennip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1" office:value-type="float">
            <text:p>87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2" office:value-type="float">
            <text:p>3802420047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2" office:value-type="float">
            <text:p>87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3" office:value-type="float">
            <text:p>3802420047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3" office:value-type="float">
            <text:p>87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4" office:value-type="float">
            <text:p>3802420047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4" office:value-type="float">
            <text:p>87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5" office:value-type="float">
            <text:p>3802420047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5" office:value-type="float">
            <text:p>87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6" office:value-type="float">
            <text:p>3802420047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6" office:value-type="float">
            <text:p>87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7" office:value-type="float">
            <text:p>3802420047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7" office:value-type="float">
            <text:p>87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8" office:value-type="float">
            <text:p>3802420047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8" office:value-type="float">
            <text:p>87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09" office:value-type="float">
            <text:p>3802420047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799" office:value-type="float">
            <text:p>87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0" office:value-type="float">
            <text:p>3802420047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0" office:value-type="float">
            <text:p>88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1" office:value-type="float">
            <text:p>3802420047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1" office:value-type="float">
            <text:p>88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2" office:value-type="float">
            <text:p>3802420047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2" office:value-type="float">
            <text:p>88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3" office:value-type="float">
            <text:p>3802420047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3" office:value-type="float">
            <text:p>88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4" office:value-type="float">
            <text:p>3802420047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4" office:value-type="float">
            <text:p>88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5" office:value-type="float">
            <text:p>3802420047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5" office:value-type="float">
            <text:p>88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6" office:value-type="float">
            <text:p>3802420047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6" office:value-type="float">
            <text:p>88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7" office:value-type="float">
            <text:p>3802420047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7" office:value-type="float">
            <text:p>88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8" office:value-type="float">
            <text:p>3802420047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8" office:value-type="float">
            <text:p>88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19" office:value-type="float">
            <text:p>3802420047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09" office:value-type="float">
            <text:p>88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0" office:value-type="float">
            <text:p>3802420047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0" office:value-type="float">
            <text:p>88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1" office:value-type="float">
            <text:p>3802420047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1" office:value-type="float">
            <text:p>88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2" office:value-type="float">
            <text:p>3802420047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2" office:value-type="float">
            <text:p>88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3" office:value-type="float">
            <text:p>3802420047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3" office:value-type="float">
            <text:p>88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4" office:value-type="float">
            <text:p>380242004701024</text:p>
          </table:table-cell>
          <table:table-cell table:style-name="TL Metadata"/>
          <table:table-cell ns41:value-type="string" table:style-name="TL Metadata" office:value-type="string">
            <text:p>380242004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4" office:value-type="float">
            <text:p>88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5" office:value-type="float">
            <text:p>3802420047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5" office:value-type="float">
            <text:p>88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6" office:value-type="float">
            <text:p>380242004701026</text:p>
          </table:table-cell>
          <table:table-cell table:style-name="TL Metadata"/>
          <table:table-cell ns41:value-type="string" table:style-name="TL Metadata" office:value-type="string">
            <text:p>380242004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6" office:value-type="float">
            <text:p>88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7" office:value-type="float">
            <text:p>3802420047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7" office:value-type="float">
            <text:p>88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8" office:value-type="float">
            <text:p>3802420047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8" office:value-type="float">
            <text:p>88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29" office:value-type="float">
            <text:p>3802420047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19" office:value-type="float">
            <text:p>88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0" office:value-type="float">
            <text:p>3802420047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0" office:value-type="float">
            <text:p>88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1" office:value-type="float">
            <text:p>3802420047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1" office:value-type="float">
            <text:p>88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2" office:value-type="float">
            <text:p>3802420047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2" office:value-type="float">
            <text:p>88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3" office:value-type="float">
            <text:p>3802420047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3" office:value-type="float">
            <text:p>88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4" office:value-type="float">
            <text:p>3802420047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4" office:value-type="float">
            <text:p>88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5" office:value-type="float">
            <text:p>3802420047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5" office:value-type="float">
            <text:p>88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6" office:value-type="float">
            <text:p>3802420047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6" office:value-type="float">
            <text:p>88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7" office:value-type="float">
            <text:p>3802420047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7" office:value-type="float">
            <text:p>88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8" office:value-type="float">
            <text:p>3802420047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8" office:value-type="float">
            <text:p>88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39" office:value-type="float">
            <text:p>3802420047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29" office:value-type="float">
            <text:p>88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0" office:value-type="float">
            <text:p>3802420047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0" office:value-type="float">
            <text:p>88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1" office:value-type="float">
            <text:p>3802420047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1" office:value-type="float">
            <text:p>88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2" office:value-type="float">
            <text:p>3802420047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2" office:value-type="float">
            <text:p>88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3" office:value-type="float">
            <text:p>3802420047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3" office:value-type="float">
            <text:p>88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4" office:value-type="float">
            <text:p>3802420047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4" office:value-type="float">
            <text:p>88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5" office:value-type="float">
            <text:p>3802420047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5" office:value-type="float">
            <text:p>88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6" office:value-type="float">
            <text:p>3802420047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6" office:value-type="float">
            <text:p>88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7" office:value-type="float">
            <text:p>3802420047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7" office:value-type="float">
            <text:p>88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8" office:value-type="float">
            <text:p>3802420047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8" office:value-type="float">
            <text:p>88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49" office:value-type="float">
            <text:p>3802420047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39" office:value-type="float">
            <text:p>88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2004701050" office:value-type="float">
            <text:p>3802420047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0" office:value-type="float">
            <text:p>88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1" office:value-type="float">
            <text:p>3802430048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1" office:value-type="float">
            <text:p>88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2" office:value-type="float">
            <text:p>3802430048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2" office:value-type="float">
            <text:p>88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3" office:value-type="float">
            <text:p>3802430048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3" office:value-type="float">
            <text:p>88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4" office:value-type="float">
            <text:p>3802430048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4" office:value-type="float">
            <text:p>88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5" office:value-type="float">
            <text:p>3802430048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5" office:value-type="float">
            <text:p>88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6" office:value-type="float">
            <text:p>3802430048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6" office:value-type="float">
            <text:p>88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7" office:value-type="float">
            <text:p>3802430048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7" office:value-type="float">
            <text:p>88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8" office:value-type="float">
            <text:p>3802430048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8" office:value-type="float">
            <text:p>88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09" office:value-type="float">
            <text:p>3802430048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49" office:value-type="float">
            <text:p>88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0" office:value-type="float">
            <text:p>3802430048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0" office:value-type="float">
            <text:p>88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1" office:value-type="float">
            <text:p>3802430048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1" office:value-type="float">
            <text:p>88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2" office:value-type="float">
            <text:p>3802430048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2" office:value-type="float">
            <text:p>88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3" office:value-type="float">
            <text:p>3802430048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3" office:value-type="float">
            <text:p>88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4" office:value-type="float">
            <text:p>3802430048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4" office:value-type="float">
            <text:p>88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5" office:value-type="float">
            <text:p>3802430048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5" office:value-type="float">
            <text:p>88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6" office:value-type="float">
            <text:p>3802430048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6" office:value-type="float">
            <text:p>88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7" office:value-type="float">
            <text:p>3802430048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7" office:value-type="float">
            <text:p>88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8" office:value-type="float">
            <text:p>3802430048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8" office:value-type="float">
            <text:p>88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19" office:value-type="float">
            <text:p>3802430048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59" office:value-type="float">
            <text:p>88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0" office:value-type="float">
            <text:p>3802430048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0" office:value-type="float">
            <text:p>88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1" office:value-type="float">
            <text:p>3802430048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1" office:value-type="float">
            <text:p>88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2" office:value-type="float">
            <text:p>3802430048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2" office:value-type="float">
            <text:p>88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3" office:value-type="float">
            <text:p>3802430048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3" office:value-type="float">
            <text:p>88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4" office:value-type="float">
            <text:p>3802430048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4" office:value-type="float">
            <text:p>88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5" office:value-type="float">
            <text:p>3802430048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5" office:value-type="float">
            <text:p>88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6" office:value-type="float">
            <text:p>3802430048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6" office:value-type="float">
            <text:p>88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7" office:value-type="float">
            <text:p>3802430048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7" office:value-type="float">
            <text:p>88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8" office:value-type="float">
            <text:p>3802430048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8" office:value-type="float">
            <text:p>88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29" office:value-type="float">
            <text:p>3802430048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69" office:value-type="float">
            <text:p>88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0" office:value-type="float">
            <text:p>3802430048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0" office:value-type="float">
            <text:p>88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1" office:value-type="float">
            <text:p>3802430048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1" office:value-type="float">
            <text:p>88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2" office:value-type="float">
            <text:p>3802430048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2" office:value-type="float">
            <text:p>88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3" office:value-type="float">
            <text:p>3802430048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3" office:value-type="float">
            <text:p>88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4" office:value-type="float">
            <text:p>3802430048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4" office:value-type="float">
            <text:p>88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5" office:value-type="float">
            <text:p>3802430048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5" office:value-type="float">
            <text:p>88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6" office:value-type="float">
            <text:p>3802430048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6" office:value-type="float">
            <text:p>88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7" office:value-type="float">
            <text:p>3802430048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7" office:value-type="float">
            <text:p>88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8" office:value-type="float">
            <text:p>3802430048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8" office:value-type="float">
            <text:p>88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39" office:value-type="float">
            <text:p>3802430048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79" office:value-type="float">
            <text:p>88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0" office:value-type="float">
            <text:p>3802430048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0" office:value-type="float">
            <text:p>88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1" office:value-type="float">
            <text:p>3802430048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1" office:value-type="float">
            <text:p>88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2" office:value-type="float">
            <text:p>3802430048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2" office:value-type="float">
            <text:p>88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3" office:value-type="float">
            <text:p>3802430048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3" office:value-type="float">
            <text:p>88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4" office:value-type="float">
            <text:p>3802430048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4" office:value-type="float">
            <text:p>88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5" office:value-type="float">
            <text:p>3802430048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5" office:value-type="float">
            <text:p>88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6" office:value-type="float">
            <text:p>3802430048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6" office:value-type="float">
            <text:p>88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7" office:value-type="float">
            <text:p>3802430048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7" office:value-type="float">
            <text:p>88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8" office:value-type="float">
            <text:p>3802430048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8" office:value-type="float">
            <text:p>88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49" office:value-type="float">
            <text:p>3802430048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89" office:value-type="float">
            <text:p>88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50" office:value-type="float">
            <text:p>3802430048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0" office:value-type="float">
            <text:p>88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51" office:value-type="float">
            <text:p>3802430048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1" office:value-type="float">
            <text:p>88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52" office:value-type="float">
            <text:p>3802430048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2" office:value-type="float">
            <text:p>88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801053" office:value-type="float">
            <text:p>3802430048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3" office:value-type="float">
            <text:p>88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1" office:value-type="float">
            <text:p>3802430049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4" office:value-type="float">
            <text:p>88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2" office:value-type="float">
            <text:p>3802430049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5" office:value-type="float">
            <text:p>88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3" office:value-type="float">
            <text:p>3802430049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6" office:value-type="float">
            <text:p>88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4" office:value-type="float">
            <text:p>3802430049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7" office:value-type="float">
            <text:p>88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5" office:value-type="float">
            <text:p>3802430049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8" office:value-type="float">
            <text:p>88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6" office:value-type="float">
            <text:p>3802430049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899" office:value-type="float">
            <text:p>88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7" office:value-type="float">
            <text:p>3802430049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0" office:value-type="float">
            <text:p>89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8" office:value-type="float">
            <text:p>3802430049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1" office:value-type="float">
            <text:p>89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09" office:value-type="float">
            <text:p>3802430049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2" office:value-type="float">
            <text:p>89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0" office:value-type="float">
            <text:p>3802430049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3" office:value-type="float">
            <text:p>89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1" office:value-type="float">
            <text:p>3802430049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4" office:value-type="float">
            <text:p>89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2" office:value-type="float">
            <text:p>3802430049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5" office:value-type="float">
            <text:p>89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3" office:value-type="float">
            <text:p>3802430049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6" office:value-type="float">
            <text:p>89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4" office:value-type="float">
            <text:p>3802430049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7" office:value-type="float">
            <text:p>89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5" office:value-type="float">
            <text:p>3802430049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8" office:value-type="float">
            <text:p>89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6" office:value-type="float">
            <text:p>3802430049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09" office:value-type="float">
            <text:p>89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7" office:value-type="float">
            <text:p>3802430049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0" office:value-type="float">
            <text:p>89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8" office:value-type="float">
            <text:p>3802430049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1" office:value-type="float">
            <text:p>89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19" office:value-type="float">
            <text:p>3802430049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2" office:value-type="float">
            <text:p>89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0" office:value-type="float">
            <text:p>3802430049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3" office:value-type="float">
            <text:p>89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1" office:value-type="float">
            <text:p>3802430049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4" office:value-type="float">
            <text:p>89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2" office:value-type="float">
            <text:p>3802430049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5" office:value-type="float">
            <text:p>89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3" office:value-type="float">
            <text:p>3802430049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6" office:value-type="float">
            <text:p>89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4" office:value-type="float">
            <text:p>3802430049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7" office:value-type="float">
            <text:p>89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5" office:value-type="float">
            <text:p>3802430049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8" office:value-type="float">
            <text:p>89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6" office:value-type="float">
            <text:p>3802430049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19" office:value-type="float">
            <text:p>89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7" office:value-type="float">
            <text:p>3802430049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0" office:value-type="float">
            <text:p>89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8" office:value-type="float">
            <text:p>3802430049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1" office:value-type="float">
            <text:p>89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29" office:value-type="float">
            <text:p>3802430049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2" office:value-type="float">
            <text:p>89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0" office:value-type="float">
            <text:p>3802430049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3" office:value-type="float">
            <text:p>89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1" office:value-type="float">
            <text:p>3802430049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4" office:value-type="float">
            <text:p>89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2" office:value-type="float">
            <text:p>3802430049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5" office:value-type="float">
            <text:p>89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3" office:value-type="float">
            <text:p>3802430049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6" office:value-type="float">
            <text:p>89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4" office:value-type="float">
            <text:p>3802430049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7" office:value-type="float">
            <text:p>89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5" office:value-type="float">
            <text:p>3802430049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8" office:value-type="float">
            <text:p>89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6" office:value-type="float">
            <text:p>3802430049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29" office:value-type="float">
            <text:p>89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7" office:value-type="float">
            <text:p>3802430049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0" office:value-type="float">
            <text:p>89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8" office:value-type="float">
            <text:p>380243004901038</text:p>
          </table:table-cell>
          <table:table-cell table:style-name="TL Metadata"/>
          <table:table-cell ns41:value-type="string" table:style-name="TL Metadata" office:value-type="string">
            <text:p>3802430049010381 <text:s/>Hieronder een, waarvan de ouderdom onbekend is.</text:p>
          </table:table-cell>
          <table:table-cell ns41:value-type="string" table:style-name="TL Metadata" office:value-type="string">
            <text:p>3802430049010382 <text:s/>Hieronder eene, waarvan de ouderdom onbekend is.</text:p>
          </table:table-cell>
          <table:table-cell ns41:value-type="string" table:style-name="ce6" office:value-type="string">
            <text:p>3802430049010383 <text:s/>Hieronder twee, waarvan de ouderdom onbekend is.</text:p>
          </table:table-cell>
          <table:table-cell table:number-columns-repeated="1017"/>
        </table:table-row>
        <table:table-row table:style-name="ro3">
          <table:table-cell ns41:value-type="float" table:style-name="TL Metadata" office:value="8931" office:value-type="float">
            <text:p>89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39" office:value-type="float">
            <text:p>3802430049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2" office:value-type="float">
            <text:p>89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3004901040" office:value-type="float">
            <text:p>3802430049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3" office:value-type="float">
            <text:p>89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1" office:value-type="float">
            <text:p>3802440050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4" office:value-type="float">
            <text:p>89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2" office:value-type="float">
            <text:p>3802440050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5" office:value-type="float">
            <text:p>89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3" office:value-type="float">
            <text:p>3802440050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6" office:value-type="float">
            <text:p>89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4" office:value-type="float">
            <text:p>3802440050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7" office:value-type="float">
            <text:p>89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5" office:value-type="float">
            <text:p>3802440050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8" office:value-type="float">
            <text:p>89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6" office:value-type="float">
            <text:p>3802440050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39" office:value-type="float">
            <text:p>89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7" office:value-type="float">
            <text:p>3802440050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0" office:value-type="float">
            <text:p>89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8" office:value-type="float">
            <text:p>3802440050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1" office:value-type="float">
            <text:p>89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09" office:value-type="float">
            <text:p>3802440050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2" office:value-type="float">
            <text:p>89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0" office:value-type="float">
            <text:p>3802440050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3" office:value-type="float">
            <text:p>89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1" office:value-type="float">
            <text:p>3802440050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4" office:value-type="float">
            <text:p>89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2" office:value-type="float">
            <text:p>3802440050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5" office:value-type="float">
            <text:p>89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3" office:value-type="float">
            <text:p>3802440050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6" office:value-type="float">
            <text:p>89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4" office:value-type="float">
            <text:p>3802440050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7" office:value-type="float">
            <text:p>89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5" office:value-type="float">
            <text:p>3802440050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8" office:value-type="float">
            <text:p>89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6" office:value-type="float">
            <text:p>3802440050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49" office:value-type="float">
            <text:p>89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7" office:value-type="float">
            <text:p>3802440050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0" office:value-type="float">
            <text:p>89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8" office:value-type="float">
            <text:p>3802440050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1" office:value-type="float">
            <text:p>89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19" office:value-type="float">
            <text:p>3802440050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2" office:value-type="float">
            <text:p>89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0" office:value-type="float">
            <text:p>3802440050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3" office:value-type="float">
            <text:p>89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1" office:value-type="float">
            <text:p>3802440050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4" office:value-type="float">
            <text:p>89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2" office:value-type="float">
            <text:p>3802440050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5" office:value-type="float">
            <text:p>89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3" office:value-type="float">
            <text:p>3802440050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6" office:value-type="float">
            <text:p>89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4" office:value-type="float">
            <text:p>3802440050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7" office:value-type="float">
            <text:p>89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5" office:value-type="float">
            <text:p>3802440050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8" office:value-type="float">
            <text:p>89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6" office:value-type="float">
            <text:p>3802440050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59" office:value-type="float">
            <text:p>89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7" office:value-type="float">
            <text:p>3802440050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0" office:value-type="float">
            <text:p>89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8" office:value-type="float">
            <text:p>3802440050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1" office:value-type="float">
            <text:p>89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29" office:value-type="float">
            <text:p>3802440050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2" office:value-type="float">
            <text:p>89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0" office:value-type="float">
            <text:p>3802440050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3" office:value-type="float">
            <text:p>89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1" office:value-type="float">
            <text:p>3802440050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4" office:value-type="float">
            <text:p>89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2" office:value-type="float">
            <text:p>3802440050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5" office:value-type="float">
            <text:p>89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3" office:value-type="float">
            <text:p>3802440050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6" office:value-type="float">
            <text:p>89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4" office:value-type="float">
            <text:p>3802440050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7" office:value-type="float">
            <text:p>89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5" office:value-type="float">
            <text:p>3802440050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8" office:value-type="float">
            <text:p>89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6" office:value-type="float">
            <text:p>3802440050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69" office:value-type="float">
            <text:p>89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7" office:value-type="float">
            <text:p>3802440050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0" office:value-type="float">
            <text:p>89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8" office:value-type="float">
            <text:p>3802440050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1" office:value-type="float">
            <text:p>89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39" office:value-type="float">
            <text:p>3802440050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2" office:value-type="float">
            <text:p>89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0" office:value-type="float">
            <text:p>3802440050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3" office:value-type="float">
            <text:p>89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1" office:value-type="float">
            <text:p>3802440050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4" office:value-type="float">
            <text:p>89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2" office:value-type="float">
            <text:p>3802440050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5" office:value-type="float">
            <text:p>89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3" office:value-type="float">
            <text:p>3802440050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6" office:value-type="float">
            <text:p>89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4" office:value-type="float">
            <text:p>3802440050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7" office:value-type="float">
            <text:p>89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5" office:value-type="float">
            <text:p>3802440050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8" office:value-type="float">
            <text:p>89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6" office:value-type="float">
            <text:p>3802440050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79" office:value-type="float">
            <text:p>89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7" office:value-type="float">
            <text:p>3802440050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0" office:value-type="float">
            <text:p>89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8" office:value-type="float">
            <text:p>3802440050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1" office:value-type="float">
            <text:p>89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49" office:value-type="float">
            <text:p>3802440050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2" office:value-type="float">
            <text:p>89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50" office:value-type="float">
            <text:p>3802440050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3" office:value-type="float">
            <text:p>89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51" office:value-type="float">
            <text:p>3802440050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4" office:value-type="float">
            <text:p>89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52" office:value-type="float">
            <text:p>3802440050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5" office:value-type="float">
            <text:p>89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001053" office:value-type="float">
            <text:p>3802440050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6" office:value-type="float">
            <text:p>89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1" office:value-type="float">
            <text:p>3802440051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7" office:value-type="float">
            <text:p>89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2" office:value-type="float">
            <text:p>3802440051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8" office:value-type="float">
            <text:p>89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3" office:value-type="float">
            <text:p>3802440051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89" office:value-type="float">
            <text:p>89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4" office:value-type="float">
            <text:p>3802440051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0" office:value-type="float">
            <text:p>89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5" office:value-type="float">
            <text:p>3802440051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1" office:value-type="float">
            <text:p>89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6" office:value-type="float">
            <text:p>3802440051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2" office:value-type="float">
            <text:p>89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7" office:value-type="float">
            <text:p>3802440051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3" office:value-type="float">
            <text:p>89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8" office:value-type="float">
            <text:p>3802440051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4" office:value-type="float">
            <text:p>89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09" office:value-type="float">
            <text:p>3802440051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5" office:value-type="float">
            <text:p>89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0" office:value-type="float">
            <text:p>3802440051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6" office:value-type="float">
            <text:p>89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1" office:value-type="float">
            <text:p>3802440051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7" office:value-type="float">
            <text:p>89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2" office:value-type="float">
            <text:p>3802440051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8" office:value-type="float">
            <text:p>89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3" office:value-type="float">
            <text:p>3802440051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8999" office:value-type="float">
            <text:p>89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4" office:value-type="float">
            <text:p>3802440051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0" office:value-type="float">
            <text:p>90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5" office:value-type="float">
            <text:p>3802440051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1" office:value-type="float">
            <text:p>90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6" office:value-type="float">
            <text:p>3802440051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2" office:value-type="float">
            <text:p>90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7" office:value-type="float">
            <text:p>3802440051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3" office:value-type="float">
            <text:p>90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8" office:value-type="float">
            <text:p>3802440051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4" office:value-type="float">
            <text:p>90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19" office:value-type="float">
            <text:p>3802440051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5" office:value-type="float">
            <text:p>90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0" office:value-type="float">
            <text:p>3802440051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6" office:value-type="float">
            <text:p>90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1" office:value-type="float">
            <text:p>3802440051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7" office:value-type="float">
            <text:p>90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2" office:value-type="float">
            <text:p>3802440051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8" office:value-type="float">
            <text:p>90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3" office:value-type="float">
            <text:p>3802440051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09" office:value-type="float">
            <text:p>90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4" office:value-type="float">
            <text:p>3802440051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0" office:value-type="float">
            <text:p>90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5" office:value-type="float">
            <text:p>3802440051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1" office:value-type="float">
            <text:p>90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6" office:value-type="float">
            <text:p>3802440051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2" office:value-type="float">
            <text:p>90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7" office:value-type="float">
            <text:p>3802440051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3" office:value-type="float">
            <text:p>90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8" office:value-type="float">
            <text:p>3802440051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4" office:value-type="float">
            <text:p>90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29" office:value-type="float">
            <text:p>3802440051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5" office:value-type="float">
            <text:p>90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0" office:value-type="float">
            <text:p>3802440051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6" office:value-type="float">
            <text:p>90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1" office:value-type="float">
            <text:p>3802440051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7" office:value-type="float">
            <text:p>90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2" office:value-type="float">
            <text:p>3802440051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8" office:value-type="float">
            <text:p>90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3" office:value-type="float">
            <text:p>3802440051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19" office:value-type="float">
            <text:p>90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4" office:value-type="float">
            <text:p>3802440051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0" office:value-type="float">
            <text:p>90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5" office:value-type="float">
            <text:p>3802440051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1" office:value-type="float">
            <text:p>90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6" office:value-type="float">
            <text:p>3802440051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2" office:value-type="float">
            <text:p>90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7" office:value-type="float">
            <text:p>3802440051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3" office:value-type="float">
            <text:p>90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8" office:value-type="float">
            <text:p>3802440051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4" office:value-type="float">
            <text:p>90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39" office:value-type="float">
            <text:p>3802440051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5" office:value-type="float">
            <text:p>90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0" office:value-type="float">
            <text:p>3802440051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6" office:value-type="float">
            <text:p>90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1" office:value-type="float">
            <text:p>3802440051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7" office:value-type="float">
            <text:p>90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2" office:value-type="float">
            <text:p>3802440051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8" office:value-type="float">
            <text:p>90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3" office:value-type="float">
            <text:p>3802440051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29" office:value-type="float">
            <text:p>90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4" office:value-type="float">
            <text:p>380244005101044</text:p>
          </table:table-cell>
          <table:table-cell table:style-name="TL Metadata"/>
          <table:table-cell ns41:value-type="string" table:style-name="TL Metadata" office:value-type="string">
            <text:p>380244005101044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0" office:value-type="float">
            <text:p>90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5" office:value-type="float">
            <text:p>3802440051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1" office:value-type="float">
            <text:p>90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6" office:value-type="float">
            <text:p>3802440051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2" office:value-type="float">
            <text:p>90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7" office:value-type="float">
            <text:p>3802440051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3" office:value-type="float">
            <text:p>90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8" office:value-type="float">
            <text:p>3802440051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4" office:value-type="float">
            <text:p>90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49" office:value-type="float">
            <text:p>3802440051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5" office:value-type="float">
            <text:p>90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50" office:value-type="float">
            <text:p>3802440051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6" office:value-type="float">
            <text:p>90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4005101051" office:value-type="float">
            <text:p>3802440051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7" office:value-type="float">
            <text:p>90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1" office:value-type="float">
            <text:p>3802450052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8" office:value-type="float">
            <text:p>90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2" office:value-type="float">
            <text:p>3802450052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39" office:value-type="float">
            <text:p>90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3" office:value-type="float">
            <text:p>3802450052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0" office:value-type="float">
            <text:p>90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4" office:value-type="float">
            <text:p>3802450052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1" office:value-type="float">
            <text:p>90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5" office:value-type="float">
            <text:p>3802450052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2" office:value-type="float">
            <text:p>90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6" office:value-type="float">
            <text:p>3802450052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3" office:value-type="float">
            <text:p>90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7" office:value-type="float">
            <text:p>3802450052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4" office:value-type="float">
            <text:p>90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8" office:value-type="float">
            <text:p>3802450052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5" office:value-type="float">
            <text:p>90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09" office:value-type="float">
            <text:p>3802450052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6" office:value-type="float">
            <text:p>90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0" office:value-type="float">
            <text:p>3802450052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7" office:value-type="float">
            <text:p>90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1" office:value-type="float">
            <text:p>3802450052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8" office:value-type="float">
            <text:p>90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2" office:value-type="float">
            <text:p>3802450052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49" office:value-type="float">
            <text:p>90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3" office:value-type="float">
            <text:p>3802450052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0" office:value-type="float">
            <text:p>90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4" office:value-type="float">
            <text:p>3802450052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1" office:value-type="float">
            <text:p>90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5" office:value-type="float">
            <text:p>3802450052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2" office:value-type="float">
            <text:p>90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6" office:value-type="float">
            <text:p>3802450052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3" office:value-type="float">
            <text:p>90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7" office:value-type="float">
            <text:p>3802450052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4" office:value-type="float">
            <text:p>90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8" office:value-type="float">
            <text:p>3802450052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5" office:value-type="float">
            <text:p>90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19" office:value-type="float">
            <text:p>3802450052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6" office:value-type="float">
            <text:p>90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0" office:value-type="float">
            <text:p>3802450052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7" office:value-type="float">
            <text:p>90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1" office:value-type="float">
            <text:p>3802450052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8" office:value-type="float">
            <text:p>90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2" office:value-type="float">
            <text:p>3802450052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59" office:value-type="float">
            <text:p>90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3" office:value-type="float">
            <text:p>3802450052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0" office:value-type="float">
            <text:p>90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4" office:value-type="float">
            <text:p>3802450052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1" office:value-type="float">
            <text:p>90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5" office:value-type="float">
            <text:p>3802450052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2" office:value-type="float">
            <text:p>90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6" office:value-type="float">
            <text:p>3802450052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3" office:value-type="float">
            <text:p>90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7" office:value-type="float">
            <text:p>3802450052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4" office:value-type="float">
            <text:p>90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8" office:value-type="float">
            <text:p>3802450052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5" office:value-type="float">
            <text:p>90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29" office:value-type="float">
            <text:p>3802450052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6" office:value-type="float">
            <text:p>90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0" office:value-type="float">
            <text:p>3802450052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7" office:value-type="float">
            <text:p>90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1" office:value-type="float">
            <text:p>3802450052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8" office:value-type="float">
            <text:p>90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2" office:value-type="float">
            <text:p>3802450052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69" office:value-type="float">
            <text:p>90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3" office:value-type="float">
            <text:p>3802450052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0" office:value-type="float">
            <text:p>90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4" office:value-type="float">
            <text:p>3802450052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1" office:value-type="float">
            <text:p>90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5" office:value-type="float">
            <text:p>3802450052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2" office:value-type="float">
            <text:p>90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6" office:value-type="float">
            <text:p>3802450052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3" office:value-type="float">
            <text:p>90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7" office:value-type="float">
            <text:p>3802450052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4" office:value-type="float">
            <text:p>90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8" office:value-type="float">
            <text:p>3802450052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5" office:value-type="float">
            <text:p>90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39" office:value-type="float">
            <text:p>3802450052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6" office:value-type="float">
            <text:p>90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0" office:value-type="float">
            <text:p>3802450052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7" office:value-type="float">
            <text:p>90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1" office:value-type="float">
            <text:p>3802450052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8" office:value-type="float">
            <text:p>90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2" office:value-type="float">
            <text:p>3802450052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79" office:value-type="float">
            <text:p>90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3" office:value-type="float">
            <text:p>3802450052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0" office:value-type="float">
            <text:p>90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4" office:value-type="float">
            <text:p>3802450052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1" office:value-type="float">
            <text:p>90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5" office:value-type="float">
            <text:p>3802450052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2" office:value-type="float">
            <text:p>90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6" office:value-type="float">
            <text:p>3802450052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3" office:value-type="float">
            <text:p>90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7" office:value-type="float">
            <text:p>3802450052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4" office:value-type="float">
            <text:p>90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8" office:value-type="float">
            <text:p>3802450052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5" office:value-type="float">
            <text:p>90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49" office:value-type="float">
            <text:p>3802450052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6" office:value-type="float">
            <text:p>90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50" office:value-type="float">
            <text:p>3802450052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7" office:value-type="float">
            <text:p>90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51" office:value-type="float">
            <text:p>3802450052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8" office:value-type="float">
            <text:p>90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52" office:value-type="float">
            <text:p>3802450052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89" office:value-type="float">
            <text:p>90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201053" office:value-type="float">
            <text:p>3802450052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0" office:value-type="float">
            <text:p>90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1" office:value-type="float">
            <text:p>380245005301001</text:p>
          </table:table-cell>
          <table:table-cell table:style-name="TL Metadata"/>
          <table:table-cell ns41:value-type="string" table:style-name="TL Metadata" office:value-type="string">
            <text:p>3802450053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1" office:value-type="float">
            <text:p>90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2" office:value-type="float">
            <text:p>3802450053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2" office:value-type="float">
            <text:p>90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3" office:value-type="float">
            <text:p>3802450053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3" office:value-type="float">
            <text:p>90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4" office:value-type="float">
            <text:p>3802450053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4" office:value-type="float">
            <text:p>90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5" office:value-type="float">
            <text:p>3802450053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5" office:value-type="float">
            <text:p>90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6" office:value-type="float">
            <text:p>3802450053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6" office:value-type="float">
            <text:p>90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7" office:value-type="float">
            <text:p>3802450053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7" office:value-type="float">
            <text:p>90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8" office:value-type="float">
            <text:p>3802450053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8" office:value-type="float">
            <text:p>90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09" office:value-type="float">
            <text:p>3802450053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099" office:value-type="float">
            <text:p>90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0" office:value-type="float">
            <text:p>3802450053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0" office:value-type="float">
            <text:p>91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1" office:value-type="float">
            <text:p>3802450053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1" office:value-type="float">
            <text:p>91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2" office:value-type="float">
            <text:p>3802450053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2" office:value-type="float">
            <text:p>91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3" office:value-type="float">
            <text:p>3802450053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3" office:value-type="float">
            <text:p>91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4" office:value-type="float">
            <text:p>3802450053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4" office:value-type="float">
            <text:p>91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5" office:value-type="float">
            <text:p>3802450053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5" office:value-type="float">
            <text:p>91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6" office:value-type="float">
            <text:p>3802450053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6" office:value-type="float">
            <text:p>91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7" office:value-type="float">
            <text:p>3802450053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7" office:value-type="float">
            <text:p>91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8" office:value-type="float">
            <text:p>3802450053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8" office:value-type="float">
            <text:p>91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19" office:value-type="float">
            <text:p>3802450053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09" office:value-type="float">
            <text:p>91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0" office:value-type="float">
            <text:p>3802450053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0" office:value-type="float">
            <text:p>91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1" office:value-type="float">
            <text:p>3802450053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1" office:value-type="float">
            <text:p>91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2" office:value-type="float">
            <text:p>3802450053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2" office:value-type="float">
            <text:p>91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3" office:value-type="float">
            <text:p>3802450053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3" office:value-type="float">
            <text:p>91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4" office:value-type="float">
            <text:p>380245005301024</text:p>
          </table:table-cell>
          <table:table-cell table:style-name="TL Metadata"/>
          <table:table-cell ns41:value-type="string" table:style-name="TL Metadata" office:value-type="string">
            <text:p>380245005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4" office:value-type="float">
            <text:p>91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5" office:value-type="float">
            <text:p>3802450053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5" office:value-type="float">
            <text:p>91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6" office:value-type="float">
            <text:p>380245005301026</text:p>
          </table:table-cell>
          <table:table-cell table:style-name="TL Metadata"/>
          <table:table-cell ns41:value-type="string" table:style-name="TL Metadata" office:value-type="string">
            <text:p>380245005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6" office:value-type="float">
            <text:p>91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7" office:value-type="float">
            <text:p>3802450053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7" office:value-type="float">
            <text:p>91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8" office:value-type="float">
            <text:p>3802450053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8" office:value-type="float">
            <text:p>91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29" office:value-type="float">
            <text:p>3802450053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19" office:value-type="float">
            <text:p>91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0" office:value-type="float">
            <text:p>3802450053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0" office:value-type="float">
            <text:p>91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1" office:value-type="float">
            <text:p>3802450053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1" office:value-type="float">
            <text:p>91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2" office:value-type="float">
            <text:p>3802450053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2" office:value-type="float">
            <text:p>91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3" office:value-type="float">
            <text:p>3802450053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3" office:value-type="float">
            <text:p>91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4" office:value-type="float">
            <text:p>3802450053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4" office:value-type="float">
            <text:p>91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5" office:value-type="float">
            <text:p>3802450053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5" office:value-type="float">
            <text:p>91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6" office:value-type="float">
            <text:p>3802450053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6" office:value-type="float">
            <text:p>91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7" office:value-type="float">
            <text:p>3802450053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7" office:value-type="float">
            <text:p>91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8" office:value-type="float">
            <text:p>3802450053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8" office:value-type="float">
            <text:p>91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39" office:value-type="float">
            <text:p>3802450053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29" office:value-type="float">
            <text:p>91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0" office:value-type="float">
            <text:p>3802450053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0" office:value-type="float">
            <text:p>91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1" office:value-type="float">
            <text:p>3802450053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1" office:value-type="float">
            <text:p>91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2" office:value-type="float">
            <text:p>3802450053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2" office:value-type="float">
            <text:p>91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3" office:value-type="float">
            <text:p>3802450053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3" office:value-type="float">
            <text:p>91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4" office:value-type="float">
            <text:p>3802450053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4" office:value-type="float">
            <text:p>91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5" office:value-type="float">
            <text:p>3802450053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5" office:value-type="float">
            <text:p>91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6" office:value-type="float">
            <text:p>3802450053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6" office:value-type="float">
            <text:p>91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7" office:value-type="float">
            <text:p>3802450053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7" office:value-type="float">
            <text:p>91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8" office:value-type="float">
            <text:p>3802450053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8" office:value-type="float">
            <text:p>91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49" office:value-type="float">
            <text:p>3802450053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39" office:value-type="float">
            <text:p>91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5005301050" office:value-type="float">
            <text:p>3802450053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0" office:value-type="float">
            <text:p>91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1" office:value-type="float">
            <text:p>3802460054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1" office:value-type="float">
            <text:p>91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2" office:value-type="float">
            <text:p>3802460054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2" office:value-type="float">
            <text:p>91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3" office:value-type="float">
            <text:p>3802460054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3" office:value-type="float">
            <text:p>91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4" office:value-type="float">
            <text:p>3802460054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4" office:value-type="float">
            <text:p>91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5" office:value-type="float">
            <text:p>3802460054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5" office:value-type="float">
            <text:p>91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6" office:value-type="float">
            <text:p>3802460054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6" office:value-type="float">
            <text:p>91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7" office:value-type="float">
            <text:p>3802460054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7" office:value-type="float">
            <text:p>91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8" office:value-type="float">
            <text:p>3802460054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8" office:value-type="float">
            <text:p>91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09" office:value-type="float">
            <text:p>3802460054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49" office:value-type="float">
            <text:p>91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0" office:value-type="float">
            <text:p>3802460054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0" office:value-type="float">
            <text:p>91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1" office:value-type="float">
            <text:p>3802460054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1" office:value-type="float">
            <text:p>91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2" office:value-type="float">
            <text:p>3802460054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2" office:value-type="float">
            <text:p>91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3" office:value-type="float">
            <text:p>3802460054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3" office:value-type="float">
            <text:p>91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4" office:value-type="float">
            <text:p>3802460054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4" office:value-type="float">
            <text:p>91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5" office:value-type="float">
            <text:p>3802460054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5" office:value-type="float">
            <text:p>91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6" office:value-type="float">
            <text:p>3802460054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6" office:value-type="float">
            <text:p>91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7" office:value-type="float">
            <text:p>3802460054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7" office:value-type="float">
            <text:p>91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8" office:value-type="float">
            <text:p>3802460054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8" office:value-type="float">
            <text:p>91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19" office:value-type="float">
            <text:p>3802460054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59" office:value-type="float">
            <text:p>91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0" office:value-type="float">
            <text:p>3802460054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0" office:value-type="float">
            <text:p>91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1" office:value-type="float">
            <text:p>3802460054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1" office:value-type="float">
            <text:p>91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2" office:value-type="float">
            <text:p>3802460054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2" office:value-type="float">
            <text:p>91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3" office:value-type="float">
            <text:p>3802460054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3" office:value-type="float">
            <text:p>91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4" office:value-type="float">
            <text:p>3802460054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4" office:value-type="float">
            <text:p>91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5" office:value-type="float">
            <text:p>3802460054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5" office:value-type="float">
            <text:p>91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6" office:value-type="float">
            <text:p>3802460054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6" office:value-type="float">
            <text:p>91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7" office:value-type="float">
            <text:p>3802460054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7" office:value-type="float">
            <text:p>91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8" office:value-type="float">
            <text:p>3802460054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8" office:value-type="float">
            <text:p>91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29" office:value-type="float">
            <text:p>3802460054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69" office:value-type="float">
            <text:p>91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0" office:value-type="float">
            <text:p>3802460054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0" office:value-type="float">
            <text:p>91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1" office:value-type="float">
            <text:p>3802460054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1" office:value-type="float">
            <text:p>91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2" office:value-type="float">
            <text:p>3802460054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2" office:value-type="float">
            <text:p>91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3" office:value-type="float">
            <text:p>3802460054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3" office:value-type="float">
            <text:p>91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4" office:value-type="float">
            <text:p>3802460054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4" office:value-type="float">
            <text:p>91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5" office:value-type="float">
            <text:p>3802460054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5" office:value-type="float">
            <text:p>91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6" office:value-type="float">
            <text:p>3802460054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6" office:value-type="float">
            <text:p>91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7" office:value-type="float">
            <text:p>3802460054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7" office:value-type="float">
            <text:p>91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8" office:value-type="float">
            <text:p>3802460054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8" office:value-type="float">
            <text:p>91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39" office:value-type="float">
            <text:p>3802460054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79" office:value-type="float">
            <text:p>91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0" office:value-type="float">
            <text:p>3802460054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0" office:value-type="float">
            <text:p>91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1" office:value-type="float">
            <text:p>3802460054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1" office:value-type="float">
            <text:p>91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2" office:value-type="float">
            <text:p>3802460054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2" office:value-type="float">
            <text:p>91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3" office:value-type="float">
            <text:p>3802460054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3" office:value-type="float">
            <text:p>91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4" office:value-type="float">
            <text:p>3802460054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4" office:value-type="float">
            <text:p>91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5" office:value-type="float">
            <text:p>3802460054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5" office:value-type="float">
            <text:p>91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6" office:value-type="float">
            <text:p>3802460054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6" office:value-type="float">
            <text:p>91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7" office:value-type="float">
            <text:p>3802460054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7" office:value-type="float">
            <text:p>91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8" office:value-type="float">
            <text:p>3802460054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8" office:value-type="float">
            <text:p>91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49" office:value-type="float">
            <text:p>3802460054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89" office:value-type="float">
            <text:p>91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50" office:value-type="float">
            <text:p>3802460054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0" office:value-type="float">
            <text:p>91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51" office:value-type="float">
            <text:p>3802460054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1" office:value-type="float">
            <text:p>91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52" office:value-type="float">
            <text:p>3802460054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2" office:value-type="float">
            <text:p>91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401053" office:value-type="float">
            <text:p>3802460054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3" office:value-type="float">
            <text:p>91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1" office:value-type="float">
            <text:p>3802460055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4" office:value-type="float">
            <text:p>91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2" office:value-type="float">
            <text:p>3802460055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5" office:value-type="float">
            <text:p>91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3" office:value-type="float">
            <text:p>3802460055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6" office:value-type="float">
            <text:p>91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4" office:value-type="float">
            <text:p>3802460055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7" office:value-type="float">
            <text:p>91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5" office:value-type="float">
            <text:p>3802460055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8" office:value-type="float">
            <text:p>91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6" office:value-type="float">
            <text:p>3802460055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199" office:value-type="float">
            <text:p>91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7" office:value-type="float">
            <text:p>3802460055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0" office:value-type="float">
            <text:p>92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8" office:value-type="float">
            <text:p>3802460055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1" office:value-type="float">
            <text:p>92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09" office:value-type="float">
            <text:p>3802460055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2" office:value-type="float">
            <text:p>92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0" office:value-type="float">
            <text:p>3802460055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3" office:value-type="float">
            <text:p>92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1" office:value-type="float">
            <text:p>3802460055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4" office:value-type="float">
            <text:p>92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2" office:value-type="float">
            <text:p>3802460055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5" office:value-type="float">
            <text:p>92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3" office:value-type="float">
            <text:p>3802460055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6" office:value-type="float">
            <text:p>92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4" office:value-type="float">
            <text:p>3802460055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7" office:value-type="float">
            <text:p>92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5" office:value-type="float">
            <text:p>3802460055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8" office:value-type="float">
            <text:p>92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6" office:value-type="float">
            <text:p>3802460055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09" office:value-type="float">
            <text:p>92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7" office:value-type="float">
            <text:p>3802460055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0" office:value-type="float">
            <text:p>92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8" office:value-type="float">
            <text:p>3802460055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1" office:value-type="float">
            <text:p>92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19" office:value-type="float">
            <text:p>3802460055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2" office:value-type="float">
            <text:p>92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0" office:value-type="float">
            <text:p>3802460055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3" office:value-type="float">
            <text:p>92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1" office:value-type="float">
            <text:p>3802460055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4" office:value-type="float">
            <text:p>92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2" office:value-type="float">
            <text:p>3802460055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5" office:value-type="float">
            <text:p>92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3" office:value-type="float">
            <text:p>3802460055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6" office:value-type="float">
            <text:p>92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4" office:value-type="float">
            <text:p>3802460055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7" office:value-type="float">
            <text:p>92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5" office:value-type="float">
            <text:p>3802460055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8" office:value-type="float">
            <text:p>92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6" office:value-type="float">
            <text:p>3802460055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19" office:value-type="float">
            <text:p>92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7" office:value-type="float">
            <text:p>3802460055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0" office:value-type="float">
            <text:p>92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8" office:value-type="float">
            <text:p>3802460055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1" office:value-type="float">
            <text:p>92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29" office:value-type="float">
            <text:p>3802460055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2" office:value-type="float">
            <text:p>92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0" office:value-type="float">
            <text:p>3802460055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3" office:value-type="float">
            <text:p>92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1" office:value-type="float">
            <text:p>3802460055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4" office:value-type="float">
            <text:p>92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2" office:value-type="float">
            <text:p>3802460055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5" office:value-type="float">
            <text:p>92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3" office:value-type="float">
            <text:p>3802460055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6" office:value-type="float">
            <text:p>92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4" office:value-type="float">
            <text:p>3802460055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7" office:value-type="float">
            <text:p>92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5" office:value-type="float">
            <text:p>3802460055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8" office:value-type="float">
            <text:p>92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6" office:value-type="float">
            <text:p>3802460055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29" office:value-type="float">
            <text:p>92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7" office:value-type="float">
            <text:p>3802460055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0" office:value-type="float">
            <text:p>92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8" office:value-type="float">
            <text:p>380246005501038</text:p>
          </table:table-cell>
          <table:table-cell table:style-name="TL Metadata"/>
          <table:table-cell ns41:value-type="string" table:style-name="TL Metadata" office:value-type="string">
            <text:p>3802460055010381 <text:s/>Hieronder een, waarvan de ouderdom onbekend is.</text:p>
          </table:table-cell>
          <table:table-cell ns41:value-type="string" table:style-name="TL Metadata" office:value-type="string">
            <text:p>3802460055010382 <text:s/>Hieronder twee, waarvan de ouderdom onbekend is.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1" office:value-type="float">
            <text:p>92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39" office:value-type="float">
            <text:p>3802460055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2" office:value-type="float">
            <text:p>92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6005501040" office:value-type="float">
            <text:p>3802460055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3" office:value-type="float">
            <text:p>92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1" office:value-type="float">
            <text:p>3802470056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4" office:value-type="float">
            <text:p>92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2" office:value-type="float">
            <text:p>3802470056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5" office:value-type="float">
            <text:p>92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3" office:value-type="float">
            <text:p>3802470056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6" office:value-type="float">
            <text:p>92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4" office:value-type="float">
            <text:p>3802470056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7" office:value-type="float">
            <text:p>92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5" office:value-type="float">
            <text:p>3802470056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8" office:value-type="float">
            <text:p>92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6" office:value-type="float">
            <text:p>3802470056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39" office:value-type="float">
            <text:p>92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7" office:value-type="float">
            <text:p>3802470056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0" office:value-type="float">
            <text:p>92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8" office:value-type="float">
            <text:p>3802470056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1" office:value-type="float">
            <text:p>92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09" office:value-type="float">
            <text:p>3802470056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2" office:value-type="float">
            <text:p>92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0" office:value-type="float">
            <text:p>3802470056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3" office:value-type="float">
            <text:p>92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1" office:value-type="float">
            <text:p>3802470056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4" office:value-type="float">
            <text:p>92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2" office:value-type="float">
            <text:p>3802470056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5" office:value-type="float">
            <text:p>92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3" office:value-type="float">
            <text:p>3802470056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6" office:value-type="float">
            <text:p>92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4" office:value-type="float">
            <text:p>3802470056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7" office:value-type="float">
            <text:p>92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5" office:value-type="float">
            <text:p>3802470056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8" office:value-type="float">
            <text:p>92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6" office:value-type="float">
            <text:p>3802470056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49" office:value-type="float">
            <text:p>92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7" office:value-type="float">
            <text:p>3802470056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0" office:value-type="float">
            <text:p>92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8" office:value-type="float">
            <text:p>3802470056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1" office:value-type="float">
            <text:p>92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19" office:value-type="float">
            <text:p>3802470056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2" office:value-type="float">
            <text:p>92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0" office:value-type="float">
            <text:p>3802470056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3" office:value-type="float">
            <text:p>92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1" office:value-type="float">
            <text:p>3802470056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4" office:value-type="float">
            <text:p>92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2" office:value-type="float">
            <text:p>3802470056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5" office:value-type="float">
            <text:p>92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3" office:value-type="float">
            <text:p>3802470056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6" office:value-type="float">
            <text:p>92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4" office:value-type="float">
            <text:p>3802470056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7" office:value-type="float">
            <text:p>92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5" office:value-type="float">
            <text:p>3802470056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8" office:value-type="float">
            <text:p>92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6" office:value-type="float">
            <text:p>3802470056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59" office:value-type="float">
            <text:p>92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7" office:value-type="float">
            <text:p>3802470056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0" office:value-type="float">
            <text:p>92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8" office:value-type="float">
            <text:p>3802470056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1" office:value-type="float">
            <text:p>92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29" office:value-type="float">
            <text:p>3802470056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2" office:value-type="float">
            <text:p>92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0" office:value-type="float">
            <text:p>3802470056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3" office:value-type="float">
            <text:p>92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1" office:value-type="float">
            <text:p>3802470056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4" office:value-type="float">
            <text:p>92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2" office:value-type="float">
            <text:p>3802470056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5" office:value-type="float">
            <text:p>92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3" office:value-type="float">
            <text:p>3802470056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6" office:value-type="float">
            <text:p>92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4" office:value-type="float">
            <text:p>3802470056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7" office:value-type="float">
            <text:p>92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5" office:value-type="float">
            <text:p>3802470056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8" office:value-type="float">
            <text:p>92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6" office:value-type="float">
            <text:p>3802470056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69" office:value-type="float">
            <text:p>92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7" office:value-type="float">
            <text:p>3802470056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0" office:value-type="float">
            <text:p>92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8" office:value-type="float">
            <text:p>3802470056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1" office:value-type="float">
            <text:p>92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39" office:value-type="float">
            <text:p>3802470056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2" office:value-type="float">
            <text:p>92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0" office:value-type="float">
            <text:p>3802470056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3" office:value-type="float">
            <text:p>92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1" office:value-type="float">
            <text:p>3802470056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4" office:value-type="float">
            <text:p>92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2" office:value-type="float">
            <text:p>3802470056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5" office:value-type="float">
            <text:p>92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3" office:value-type="float">
            <text:p>3802470056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6" office:value-type="float">
            <text:p>92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4" office:value-type="float">
            <text:p>3802470056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7" office:value-type="float">
            <text:p>92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5" office:value-type="float">
            <text:p>3802470056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8" office:value-type="float">
            <text:p>92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6" office:value-type="float">
            <text:p>3802470056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79" office:value-type="float">
            <text:p>92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7" office:value-type="float">
            <text:p>3802470056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0" office:value-type="float">
            <text:p>92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8" office:value-type="float">
            <text:p>3802470056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1" office:value-type="float">
            <text:p>92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49" office:value-type="float">
            <text:p>3802470056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2" office:value-type="float">
            <text:p>92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50" office:value-type="float">
            <text:p>3802470056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3" office:value-type="float">
            <text:p>92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51" office:value-type="float">
            <text:p>3802470056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4" office:value-type="float">
            <text:p>92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52" office:value-type="float">
            <text:p>3802470056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5" office:value-type="float">
            <text:p>92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601053" office:value-type="float">
            <text:p>3802470056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6" office:value-type="float">
            <text:p>92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1" office:value-type="float">
            <text:p>3802470057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7" office:value-type="float">
            <text:p>92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2" office:value-type="float">
            <text:p>3802470057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8" office:value-type="float">
            <text:p>92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3" office:value-type="float">
            <text:p>3802470057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89" office:value-type="float">
            <text:p>92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4" office:value-type="float">
            <text:p>3802470057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0" office:value-type="float">
            <text:p>92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5" office:value-type="float">
            <text:p>3802470057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1" office:value-type="float">
            <text:p>92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6" office:value-type="float">
            <text:p>3802470057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2" office:value-type="float">
            <text:p>92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7" office:value-type="float">
            <text:p>3802470057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3" office:value-type="float">
            <text:p>92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8" office:value-type="float">
            <text:p>3802470057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4" office:value-type="float">
            <text:p>92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09" office:value-type="float">
            <text:p>3802470057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5" office:value-type="float">
            <text:p>92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0" office:value-type="float">
            <text:p>3802470057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6" office:value-type="float">
            <text:p>92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1" office:value-type="float">
            <text:p>3802470057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7" office:value-type="float">
            <text:p>92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2" office:value-type="float">
            <text:p>3802470057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8" office:value-type="float">
            <text:p>92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3" office:value-type="float">
            <text:p>3802470057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299" office:value-type="float">
            <text:p>92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4" office:value-type="float">
            <text:p>3802470057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0" office:value-type="float">
            <text:p>93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5" office:value-type="float">
            <text:p>3802470057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1" office:value-type="float">
            <text:p>93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6" office:value-type="float">
            <text:p>3802470057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2" office:value-type="float">
            <text:p>93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7" office:value-type="float">
            <text:p>3802470057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3" office:value-type="float">
            <text:p>93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8" office:value-type="float">
            <text:p>3802470057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4" office:value-type="float">
            <text:p>93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19" office:value-type="float">
            <text:p>3802470057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5" office:value-type="float">
            <text:p>93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0" office:value-type="float">
            <text:p>3802470057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6" office:value-type="float">
            <text:p>93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1" office:value-type="float">
            <text:p>3802470057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7" office:value-type="float">
            <text:p>93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2" office:value-type="float">
            <text:p>3802470057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8" office:value-type="float">
            <text:p>93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3" office:value-type="float">
            <text:p>3802470057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09" office:value-type="float">
            <text:p>93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4" office:value-type="float">
            <text:p>3802470057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0" office:value-type="float">
            <text:p>93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5" office:value-type="float">
            <text:p>3802470057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1" office:value-type="float">
            <text:p>93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6" office:value-type="float">
            <text:p>3802470057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2" office:value-type="float">
            <text:p>93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7" office:value-type="float">
            <text:p>3802470057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3" office:value-type="float">
            <text:p>93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8" office:value-type="float">
            <text:p>3802470057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4" office:value-type="float">
            <text:p>93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29" office:value-type="float">
            <text:p>3802470057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5" office:value-type="float">
            <text:p>93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0" office:value-type="float">
            <text:p>3802470057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6" office:value-type="float">
            <text:p>93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1" office:value-type="float">
            <text:p>3802470057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7" office:value-type="float">
            <text:p>93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2" office:value-type="float">
            <text:p>3802470057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8" office:value-type="float">
            <text:p>93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3" office:value-type="float">
            <text:p>3802470057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19" office:value-type="float">
            <text:p>93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4" office:value-type="float">
            <text:p>3802470057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0" office:value-type="float">
            <text:p>93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5" office:value-type="float">
            <text:p>3802470057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1" office:value-type="float">
            <text:p>93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6" office:value-type="float">
            <text:p>3802470057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2" office:value-type="float">
            <text:p>93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7" office:value-type="float">
            <text:p>3802470057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3" office:value-type="float">
            <text:p>93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8" office:value-type="float">
            <text:p>3802470057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4" office:value-type="float">
            <text:p>93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39" office:value-type="float">
            <text:p>3802470057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5" office:value-type="float">
            <text:p>93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0" office:value-type="float">
            <text:p>3802470057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6" office:value-type="float">
            <text:p>93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1" office:value-type="float">
            <text:p>3802470057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7" office:value-type="float">
            <text:p>93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2" office:value-type="float">
            <text:p>3802470057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8" office:value-type="float">
            <text:p>93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3" office:value-type="float">
            <text:p>3802470057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29" office:value-type="float">
            <text:p>93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4" office:value-type="float">
            <text:p>380247005701044</text:p>
          </table:table-cell>
          <table:table-cell table:style-name="TL Metadata"/>
          <table:table-cell ns41:value-type="string" table:style-name="TL Metadata" office:value-type="string">
            <text:p>380247005701044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0" office:value-type="float">
            <text:p>93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5" office:value-type="float">
            <text:p>3802470057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1" office:value-type="float">
            <text:p>93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6" office:value-type="float">
            <text:p>3802470057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2" office:value-type="float">
            <text:p>93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7" office:value-type="float">
            <text:p>3802470057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3" office:value-type="float">
            <text:p>93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8" office:value-type="float">
            <text:p>3802470057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4" office:value-type="float">
            <text:p>93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49" office:value-type="float">
            <text:p>3802470057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5" office:value-type="float">
            <text:p>93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50" office:value-type="float">
            <text:p>3802470057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6" office:value-type="float">
            <text:p>93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7005701051" office:value-type="float">
            <text:p>3802470057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7" office:value-type="float">
            <text:p>93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1" office:value-type="float">
            <text:p>3802480058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8" office:value-type="float">
            <text:p>93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2" office:value-type="float">
            <text:p>3802480058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39" office:value-type="float">
            <text:p>93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3" office:value-type="float">
            <text:p>3802480058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0" office:value-type="float">
            <text:p>93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4" office:value-type="float">
            <text:p>3802480058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1" office:value-type="float">
            <text:p>93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5" office:value-type="float">
            <text:p>3802480058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2" office:value-type="float">
            <text:p>93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6" office:value-type="float">
            <text:p>3802480058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3" office:value-type="float">
            <text:p>93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7" office:value-type="float">
            <text:p>3802480058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4" office:value-type="float">
            <text:p>93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8" office:value-type="float">
            <text:p>3802480058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5" office:value-type="float">
            <text:p>93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09" office:value-type="float">
            <text:p>3802480058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6" office:value-type="float">
            <text:p>93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0" office:value-type="float">
            <text:p>3802480058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7" office:value-type="float">
            <text:p>93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1" office:value-type="float">
            <text:p>3802480058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8" office:value-type="float">
            <text:p>93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2" office:value-type="float">
            <text:p>3802480058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49" office:value-type="float">
            <text:p>93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3" office:value-type="float">
            <text:p>3802480058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0" office:value-type="float">
            <text:p>93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4" office:value-type="float">
            <text:p>3802480058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1" office:value-type="float">
            <text:p>93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5" office:value-type="float">
            <text:p>3802480058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2" office:value-type="float">
            <text:p>93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6" office:value-type="float">
            <text:p>3802480058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3" office:value-type="float">
            <text:p>93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7" office:value-type="float">
            <text:p>3802480058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4" office:value-type="float">
            <text:p>93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8" office:value-type="float">
            <text:p>3802480058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5" office:value-type="float">
            <text:p>93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19" office:value-type="float">
            <text:p>3802480058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6" office:value-type="float">
            <text:p>93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0" office:value-type="float">
            <text:p>3802480058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7" office:value-type="float">
            <text:p>93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1" office:value-type="float">
            <text:p>3802480058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8" office:value-type="float">
            <text:p>93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2" office:value-type="float">
            <text:p>3802480058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59" office:value-type="float">
            <text:p>93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3" office:value-type="float">
            <text:p>3802480058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0" office:value-type="float">
            <text:p>93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4" office:value-type="float">
            <text:p>3802480058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1" office:value-type="float">
            <text:p>93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5" office:value-type="float">
            <text:p>3802480058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2" office:value-type="float">
            <text:p>93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6" office:value-type="float">
            <text:p>3802480058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3" office:value-type="float">
            <text:p>93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7" office:value-type="float">
            <text:p>3802480058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4" office:value-type="float">
            <text:p>93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8" office:value-type="float">
            <text:p>3802480058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5" office:value-type="float">
            <text:p>93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29" office:value-type="float">
            <text:p>3802480058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6" office:value-type="float">
            <text:p>93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0" office:value-type="float">
            <text:p>3802480058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7" office:value-type="float">
            <text:p>93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1" office:value-type="float">
            <text:p>3802480058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8" office:value-type="float">
            <text:p>93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2" office:value-type="float">
            <text:p>3802480058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69" office:value-type="float">
            <text:p>93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3" office:value-type="float">
            <text:p>3802480058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0" office:value-type="float">
            <text:p>93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4" office:value-type="float">
            <text:p>3802480058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1" office:value-type="float">
            <text:p>93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5" office:value-type="float">
            <text:p>3802480058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2" office:value-type="float">
            <text:p>93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6" office:value-type="float">
            <text:p>3802480058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3" office:value-type="float">
            <text:p>93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7" office:value-type="float">
            <text:p>3802480058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4" office:value-type="float">
            <text:p>93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8" office:value-type="float">
            <text:p>3802480058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5" office:value-type="float">
            <text:p>93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39" office:value-type="float">
            <text:p>3802480058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6" office:value-type="float">
            <text:p>93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0" office:value-type="float">
            <text:p>3802480058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7" office:value-type="float">
            <text:p>93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1" office:value-type="float">
            <text:p>3802480058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8" office:value-type="float">
            <text:p>93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2" office:value-type="float">
            <text:p>3802480058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79" office:value-type="float">
            <text:p>93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3" office:value-type="float">
            <text:p>3802480058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0" office:value-type="float">
            <text:p>93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4" office:value-type="float">
            <text:p>3802480058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1" office:value-type="float">
            <text:p>93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5" office:value-type="float">
            <text:p>3802480058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2" office:value-type="float">
            <text:p>93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6" office:value-type="float">
            <text:p>3802480058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3" office:value-type="float">
            <text:p>93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7" office:value-type="float">
            <text:p>3802480058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4" office:value-type="float">
            <text:p>93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8" office:value-type="float">
            <text:p>3802480058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5" office:value-type="float">
            <text:p>93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49" office:value-type="float">
            <text:p>3802480058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6" office:value-type="float">
            <text:p>93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50" office:value-type="float">
            <text:p>3802480058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7" office:value-type="float">
            <text:p>93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51" office:value-type="float">
            <text:p>3802480058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8" office:value-type="float">
            <text:p>93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52" office:value-type="float">
            <text:p>3802480058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89" office:value-type="float">
            <text:p>93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801053" office:value-type="float">
            <text:p>3802480058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0" office:value-type="float">
            <text:p>93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1" office:value-type="float">
            <text:p>380248005901001</text:p>
          </table:table-cell>
          <table:table-cell table:style-name="TL Metadata"/>
          <table:table-cell ns41:value-type="string" table:style-name="TL Metadata" office:value-type="string">
            <text:p>3802480059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1" office:value-type="float">
            <text:p>93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2" office:value-type="float">
            <text:p>3802480059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2" office:value-type="float">
            <text:p>93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3" office:value-type="float">
            <text:p>3802480059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3" office:value-type="float">
            <text:p>93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4" office:value-type="float">
            <text:p>3802480059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4" office:value-type="float">
            <text:p>93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5" office:value-type="float">
            <text:p>3802480059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5" office:value-type="float">
            <text:p>93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6" office:value-type="float">
            <text:p>3802480059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6" office:value-type="float">
            <text:p>93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7" office:value-type="float">
            <text:p>3802480059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7" office:value-type="float">
            <text:p>93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8" office:value-type="float">
            <text:p>3802480059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8" office:value-type="float">
            <text:p>93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09" office:value-type="float">
            <text:p>3802480059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399" office:value-type="float">
            <text:p>93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0" office:value-type="float">
            <text:p>3802480059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0" office:value-type="float">
            <text:p>94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1" office:value-type="float">
            <text:p>3802480059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1" office:value-type="float">
            <text:p>94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2" office:value-type="float">
            <text:p>3802480059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2" office:value-type="float">
            <text:p>94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3" office:value-type="float">
            <text:p>3802480059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3" office:value-type="float">
            <text:p>94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4" office:value-type="float">
            <text:p>3802480059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4" office:value-type="float">
            <text:p>94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5" office:value-type="float">
            <text:p>3802480059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5" office:value-type="float">
            <text:p>94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6" office:value-type="float">
            <text:p>3802480059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6" office:value-type="float">
            <text:p>94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7" office:value-type="float">
            <text:p>3802480059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7" office:value-type="float">
            <text:p>94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8" office:value-type="float">
            <text:p>3802480059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8" office:value-type="float">
            <text:p>94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19" office:value-type="float">
            <text:p>3802480059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09" office:value-type="float">
            <text:p>94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0" office:value-type="float">
            <text:p>3802480059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0" office:value-type="float">
            <text:p>94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1" office:value-type="float">
            <text:p>3802480059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1" office:value-type="float">
            <text:p>94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2" office:value-type="float">
            <text:p>3802480059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2" office:value-type="float">
            <text:p>94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3" office:value-type="float">
            <text:p>3802480059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3" office:value-type="float">
            <text:p>94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4" office:value-type="float">
            <text:p>380248005901024</text:p>
          </table:table-cell>
          <table:table-cell table:style-name="TL Metadata"/>
          <table:table-cell ns41:value-type="string" table:style-name="TL Metadata" office:value-type="string">
            <text:p>380248005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4" office:value-type="float">
            <text:p>94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5" office:value-type="float">
            <text:p>3802480059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5" office:value-type="float">
            <text:p>94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6" office:value-type="float">
            <text:p>380248005901026</text:p>
          </table:table-cell>
          <table:table-cell table:style-name="TL Metadata"/>
          <table:table-cell ns41:value-type="string" table:style-name="TL Metadata" office:value-type="string">
            <text:p>380248005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6" office:value-type="float">
            <text:p>94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7" office:value-type="float">
            <text:p>3802480059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7" office:value-type="float">
            <text:p>94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8" office:value-type="float">
            <text:p>3802480059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8" office:value-type="float">
            <text:p>94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29" office:value-type="float">
            <text:p>3802480059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19" office:value-type="float">
            <text:p>94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0" office:value-type="float">
            <text:p>3802480059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0" office:value-type="float">
            <text:p>94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1" office:value-type="float">
            <text:p>3802480059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1" office:value-type="float">
            <text:p>94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2" office:value-type="float">
            <text:p>3802480059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2" office:value-type="float">
            <text:p>94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3" office:value-type="float">
            <text:p>3802480059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3" office:value-type="float">
            <text:p>94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4" office:value-type="float">
            <text:p>3802480059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4" office:value-type="float">
            <text:p>94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5" office:value-type="float">
            <text:p>3802480059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5" office:value-type="float">
            <text:p>94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6" office:value-type="float">
            <text:p>3802480059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6" office:value-type="float">
            <text:p>94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7" office:value-type="float">
            <text:p>3802480059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7" office:value-type="float">
            <text:p>94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8" office:value-type="float">
            <text:p>3802480059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8" office:value-type="float">
            <text:p>94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39" office:value-type="float">
            <text:p>3802480059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29" office:value-type="float">
            <text:p>94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0" office:value-type="float">
            <text:p>3802480059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0" office:value-type="float">
            <text:p>94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1" office:value-type="float">
            <text:p>3802480059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1" office:value-type="float">
            <text:p>94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2" office:value-type="float">
            <text:p>3802480059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2" office:value-type="float">
            <text:p>94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3" office:value-type="float">
            <text:p>3802480059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3" office:value-type="float">
            <text:p>943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4" office:value-type="float">
            <text:p>3802480059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4" office:value-type="float">
            <text:p>943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5" office:value-type="float">
            <text:p>3802480059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5" office:value-type="float">
            <text:p>943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6" office:value-type="float">
            <text:p>3802480059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6" office:value-type="float">
            <text:p>943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7" office:value-type="float">
            <text:p>3802480059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7" office:value-type="float">
            <text:p>943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8" office:value-type="float">
            <text:p>3802480059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8" office:value-type="float">
            <text:p>943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49" office:value-type="float">
            <text:p>3802480059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39" office:value-type="float">
            <text:p>943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8005901050" office:value-type="float">
            <text:p>3802480059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0" office:value-type="float">
            <text:p>944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1" office:value-type="float">
            <text:p>3802490060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1" office:value-type="float">
            <text:p>944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2" office:value-type="float">
            <text:p>3802490060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2" office:value-type="float">
            <text:p>944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3" office:value-type="float">
            <text:p>3802490060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3" office:value-type="float">
            <text:p>944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4" office:value-type="float">
            <text:p>3802490060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4" office:value-type="float">
            <text:p>944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5" office:value-type="float">
            <text:p>3802490060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5" office:value-type="float">
            <text:p>944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6" office:value-type="float">
            <text:p>3802490060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6" office:value-type="float">
            <text:p>944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7" office:value-type="float">
            <text:p>3802490060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7" office:value-type="float">
            <text:p>944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8" office:value-type="float">
            <text:p>3802490060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8" office:value-type="float">
            <text:p>944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09" office:value-type="float">
            <text:p>3802490060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49" office:value-type="float">
            <text:p>944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0" office:value-type="float">
            <text:p>3802490060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0" office:value-type="float">
            <text:p>945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1" office:value-type="float">
            <text:p>3802490060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1" office:value-type="float">
            <text:p>945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2" office:value-type="float">
            <text:p>3802490060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2" office:value-type="float">
            <text:p>945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3" office:value-type="float">
            <text:p>3802490060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3" office:value-type="float">
            <text:p>945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4" office:value-type="float">
            <text:p>3802490060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4" office:value-type="float">
            <text:p>945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5" office:value-type="float">
            <text:p>3802490060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5" office:value-type="float">
            <text:p>945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6" office:value-type="float">
            <text:p>3802490060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6" office:value-type="float">
            <text:p>945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7" office:value-type="float">
            <text:p>3802490060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7" office:value-type="float">
            <text:p>945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8" office:value-type="float">
            <text:p>3802490060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8" office:value-type="float">
            <text:p>945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19" office:value-type="float">
            <text:p>3802490060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59" office:value-type="float">
            <text:p>945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0" office:value-type="float">
            <text:p>3802490060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0" office:value-type="float">
            <text:p>946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1" office:value-type="float">
            <text:p>3802490060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1" office:value-type="float">
            <text:p>946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2" office:value-type="float">
            <text:p>3802490060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2" office:value-type="float">
            <text:p>946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3" office:value-type="float">
            <text:p>3802490060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3" office:value-type="float">
            <text:p>946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4" office:value-type="float">
            <text:p>3802490060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4" office:value-type="float">
            <text:p>946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5" office:value-type="float">
            <text:p>3802490060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5" office:value-type="float">
            <text:p>946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6" office:value-type="float">
            <text:p>3802490060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6" office:value-type="float">
            <text:p>946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7" office:value-type="float">
            <text:p>3802490060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7" office:value-type="float">
            <text:p>946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8" office:value-type="float">
            <text:p>3802490060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8" office:value-type="float">
            <text:p>946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29" office:value-type="float">
            <text:p>3802490060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69" office:value-type="float">
            <text:p>946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0" office:value-type="float">
            <text:p>3802490060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0" office:value-type="float">
            <text:p>947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1" office:value-type="float">
            <text:p>3802490060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1" office:value-type="float">
            <text:p>947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2" office:value-type="float">
            <text:p>3802490060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2" office:value-type="float">
            <text:p>947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3" office:value-type="float">
            <text:p>3802490060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3" office:value-type="float">
            <text:p>947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4" office:value-type="float">
            <text:p>3802490060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4" office:value-type="float">
            <text:p>947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5" office:value-type="float">
            <text:p>3802490060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5" office:value-type="float">
            <text:p>947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6" office:value-type="float">
            <text:p>3802490060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6" office:value-type="float">
            <text:p>947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7" office:value-type="float">
            <text:p>3802490060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7" office:value-type="float">
            <text:p>947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8" office:value-type="float">
            <text:p>38024900600103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8" office:value-type="float">
            <text:p>947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39" office:value-type="float">
            <text:p>3802490060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79" office:value-type="float">
            <text:p>947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0" office:value-type="float">
            <text:p>38024900600104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0" office:value-type="float">
            <text:p>948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1" office:value-type="float">
            <text:p>38024900600104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1" office:value-type="float">
            <text:p>948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2" office:value-type="float">
            <text:p>38024900600104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2" office:value-type="float">
            <text:p>948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3" office:value-type="float">
            <text:p>38024900600104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3" office:value-type="float">
            <text:p>948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4" office:value-type="float">
            <text:p>38024900600104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4" office:value-type="float">
            <text:p>948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5" office:value-type="float">
            <text:p>38024900600104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5" office:value-type="float">
            <text:p>948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6" office:value-type="float">
            <text:p>38024900600104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6" office:value-type="float">
            <text:p>948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7" office:value-type="float">
            <text:p>38024900600104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7" office:value-type="float">
            <text:p>948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8" office:value-type="float">
            <text:p>38024900600104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8" office:value-type="float">
            <text:p>948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49" office:value-type="float">
            <text:p>38024900600104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89" office:value-type="float">
            <text:p>948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50" office:value-type="float">
            <text:p>38024900600105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0" office:value-type="float">
            <text:p>949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51" office:value-type="float">
            <text:p>38024900600105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1" office:value-type="float">
            <text:p>949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52" office:value-type="float">
            <text:p>38024900600105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2" office:value-type="float">
            <text:p>949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001053" office:value-type="float">
            <text:p>38024900600105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3" office:value-type="float">
            <text:p>949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1" office:value-type="float">
            <text:p>38024900610100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4" office:value-type="float">
            <text:p>949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2" office:value-type="float">
            <text:p>38024900610100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5" office:value-type="float">
            <text:p>949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3" office:value-type="float">
            <text:p>38024900610100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6" office:value-type="float">
            <text:p>949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4" office:value-type="float">
            <text:p>38024900610100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7" office:value-type="float">
            <text:p>949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5" office:value-type="float">
            <text:p>38024900610100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8" office:value-type="float">
            <text:p>949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6" office:value-type="float">
            <text:p>38024900610100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499" office:value-type="float">
            <text:p>949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7" office:value-type="float">
            <text:p>38024900610100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0" office:value-type="float">
            <text:p>950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8" office:value-type="float">
            <text:p>38024900610100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1" office:value-type="float">
            <text:p>950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09" office:value-type="float">
            <text:p>38024900610100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2" office:value-type="float">
            <text:p>950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0" office:value-type="float">
            <text:p>38024900610101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3" office:value-type="float">
            <text:p>950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1" office:value-type="float">
            <text:p>38024900610101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4" office:value-type="float">
            <text:p>950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2" office:value-type="float">
            <text:p>38024900610101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5" office:value-type="float">
            <text:p>950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3" office:value-type="float">
            <text:p>38024900610101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6" office:value-type="float">
            <text:p>950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4" office:value-type="float">
            <text:p>38024900610101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7" office:value-type="float">
            <text:p>950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5" office:value-type="float">
            <text:p>38024900610101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8" office:value-type="float">
            <text:p>950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6" office:value-type="float">
            <text:p>38024900610101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09" office:value-type="float">
            <text:p>950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7" office:value-type="float">
            <text:p>38024900610101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0" office:value-type="float">
            <text:p>951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8" office:value-type="float">
            <text:p>38024900610101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1" office:value-type="float">
            <text:p>951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19" office:value-type="float">
            <text:p>38024900610101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2" office:value-type="float">
            <text:p>951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0" office:value-type="float">
            <text:p>38024900610102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3" office:value-type="float">
            <text:p>951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1" office:value-type="float">
            <text:p>38024900610102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4" office:value-type="float">
            <text:p>951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2" office:value-type="float">
            <text:p>38024900610102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5" office:value-type="float">
            <text:p>951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3" office:value-type="float">
            <text:p>38024900610102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6" office:value-type="float">
            <text:p>951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4" office:value-type="float">
            <text:p>38024900610102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7" office:value-type="float">
            <text:p>951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5" office:value-type="float">
            <text:p>38024900610102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8" office:value-type="float">
            <text:p>951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6" office:value-type="float">
            <text:p>38024900610102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19" office:value-type="float">
            <text:p>951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7" office:value-type="float">
            <text:p>38024900610102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0" office:value-type="float">
            <text:p>952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8" office:value-type="float">
            <text:p>380249006101028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1" office:value-type="float">
            <text:p>952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29" office:value-type="float">
            <text:p>38024900610102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2" office:value-type="float">
            <text:p>952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0" office:value-type="float">
            <text:p>380249006101030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3" office:value-type="float">
            <text:p>9523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1" office:value-type="float">
            <text:p>380249006101031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4" office:value-type="float">
            <text:p>9524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2" office:value-type="float">
            <text:p>380249006101032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5" office:value-type="float">
            <text:p>9525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3" office:value-type="float">
            <text:p>380249006101033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6" office:value-type="float">
            <text:p>9526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4" office:value-type="float">
            <text:p>380249006101034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7" office:value-type="float">
            <text:p>9527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5" office:value-type="float">
            <text:p>380249006101035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8" office:value-type="float">
            <text:p>9528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6" office:value-type="float">
            <text:p>380249006101036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29" office:value-type="float">
            <text:p>9529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7" office:value-type="float">
            <text:p>380249006101037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30" office:value-type="float">
            <text:p>9530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8" office:value-type="float">
            <text:p>380249006101038</text:p>
          </table:table-cell>
          <table:table-cell table:style-name="TL Metadata"/>
          <table:table-cell ns41:value-type="string" table:style-name="TL Metadata" office:value-type="string">
            <text:p>3802490061010381 <text:s/>Hieronder twee, waarvan de ouderdom onbekend is.</text:p>
          </table:table-cell>
          <table:table-cell ns41:value-type="string" table:style-name="TL Metadata" office:value-type="string">
            <text:p>3802490061010382 <text:s/>Hieronder eene, waarvan de ouderdom onbekend is.</text:p>
          </table:table-cell>
          <table:table-cell ns41:value-type="string" table:style-name="ce6" office:value-type="string">
            <text:p>3802490061010383 <text:s/>Hieronder drie, waarvan de ouderdom onbekend is.</text:p>
          </table:table-cell>
          <table:table-cell table:number-columns-repeated="1017"/>
        </table:table-row>
        <table:table-row table:style-name="ro3">
          <table:table-cell ns41:value-type="float" table:style-name="TL Metadata" office:value="9531" office:value-type="float">
            <text:p>9531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39" office:value-type="float">
            <text:p>380249006101039</text:p>
          </table:table-cell>
          <table:table-cell table:style-name="TL Metadata" table:number-columns-repeated="2"/>
          <table:table-cell ns41:value-type="string" table:style-name="TL Metadata" office:value-type="string">
            <text:p>x</text:p>
          </table:table-cell>
          <table:table-cell table:number-columns-repeated="1018"/>
        </table:table-row>
        <table:table-row table:style-name="ro3">
          <table:table-cell ns41:value-type="float" table:style-name="TL Metadata" office:value="9532" office:value-type="float">
            <text:p>9532</text:p>
          </table:table-cell>
          <table:table-cell ns41:value-type="string" table:style-name="TL Metadata" office:value-type="string">
            <text:p>Gr-4edl</text:p>
          </table:table-cell>
          <table:table-cell ns41:value-type="float" table:style-name="TL Metadata" office:value="380249006101040" office:value-type="float">
            <text:p>380249006101040</text:p>
          </table:table-cell>
          <table:table-cell table:style-name="TL Metadata"/>
          <table:table-cell ns41:value-type="string" table:style-name="TL Metadata" office:value-type="string">
            <text:p>3802490061010404 <text:s/>Hieronder drie, waarvan de ouderdom onbekend is.</text:p>
          </table:table-cell>
          <table:table-cell ns41:value-type="string" table:style-name="TL Metadata" office:value-type="string">
            <text:p>3802490061010405 <text:s/>Hieronder vier, waarvan de ouderdom onbekend is.</text:p>
          </table:table-cell>
          <table:table-cell table:number-columns-repeated="1018"/>
        </table:table-row>
        <table:table-row table:style-name="ro3" table:number-rows-repeated="10476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" style:page-layout-name="Mpm3" style:display-name="PageStyle_Opmerkin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3:07</meta:creation-date>
    <dc:creator>Yamit</dc:creator>
    <dc:date>2004-12-16T15:47:30</dc:date>
    <meta:document-statistic meta:object-count="0" meta:cell-count="8327" meta:table-count="2"/>
    <meta:generator>ODFPY/1.3.0dev</meta:generator>
  </office:meta>
</office:document-meta>
</file>